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1630b1"/>
    </style:style>
    <style:style style:name="P2" style:family="paragraph" style:parent-style-name="Standard">
      <style:text-properties style:font-name="Liberation Serif" fo:language="en" fo:country="US" style:font-size-asian="10.5pt"/>
    </style:style>
    <style:style style:name="P3" style:family="paragraph" style:parent-style-name="Standard">
      <style:text-properties style:font-name="Liberation Serif" fo:language="en" fo:country="US" officeooo:rsid="0019e7a9" officeooo:paragraph-rsid="0019e7a9" style:font-size-asian="10.5pt"/>
    </style:style>
    <style:style style:name="P4" style:family="paragraph" style:parent-style-name="Standard">
      <style:text-properties style:font-name="Liberation Serif" fo:language="en" fo:country="US" officeooo:rsid="002b5723" officeooo:paragraph-rsid="0019e7a9" style:font-size-asian="10.5pt"/>
    </style:style>
    <style:style style:name="P5" style:family="paragraph" style:parent-style-name="Standard">
      <style:text-properties style:font-name="Liberation Serif" fo:language="en" fo:country="US" officeooo:rsid="002b5723" officeooo:paragraph-rsid="003a16f2" style:font-size-asian="10.5pt"/>
    </style:style>
    <style:style style:name="P6" style:family="paragraph" style:parent-style-name="Standard">
      <style:text-properties style:font-name="Liberation Serif" fo:language="en" fo:country="US" officeooo:rsid="0012cf09" officeooo:paragraph-rsid="0019e7a9" style:font-size-asian="10.5pt"/>
    </style:style>
    <style:style style:name="P7" style:family="paragraph" style:parent-style-name="Standard">
      <style:text-properties style:font-name="Liberation Serif" fo:language="en" fo:country="US" officeooo:rsid="0012cf09" officeooo:paragraph-rsid="0012cf09" style:font-size-asian="10.5pt"/>
    </style:style>
    <style:style style:name="P8" style:family="paragraph" style:parent-style-name="Standard">
      <style:text-properties style:font-name="Liberation Serif" fo:language="en" fo:country="US" officeooo:paragraph-rsid="0012cf09" style:font-size-asian="10.5pt"/>
    </style:style>
    <style:style style:name="P9" style:family="paragraph" style:parent-style-name="Standard">
      <style:text-properties style:font-name="Liberation Serif" fo:language="en" fo:country="US" officeooo:paragraph-rsid="001630b1" style:font-size-asian="10.5pt"/>
    </style:style>
    <style:style style:name="P10" style:family="paragraph" style:parent-style-name="Standard">
      <style:text-properties style:font-name="Liberation Serif" fo:language="en" fo:country="US" officeooo:rsid="0014442b" officeooo:paragraph-rsid="0014442b" style:font-size-asian="10.5pt"/>
    </style:style>
    <style:style style:name="P11" style:family="paragraph" style:parent-style-name="Standard">
      <style:text-properties style:font-name="Liberation Serif" fo:language="en" fo:country="US" officeooo:paragraph-rsid="001d4c42" style:font-size-asian="10.5pt"/>
    </style:style>
    <style:style style:name="P12" style:family="paragraph" style:parent-style-name="Standard">
      <style:text-properties style:font-name="Liberation Serif" fo:language="en" fo:country="US" officeooo:paragraph-rsid="001f18df" style:font-size-asian="10.5pt"/>
    </style:style>
    <style:style style:name="P13" style:family="paragraph" style:parent-style-name="Standard">
      <style:text-properties style:font-name="Liberation Serif" fo:language="en" fo:country="US" officeooo:rsid="0020abee" officeooo:paragraph-rsid="0020abee" style:font-size-asian="10.5pt"/>
    </style:style>
    <style:style style:name="P14" style:family="paragraph" style:parent-style-name="Standard">
      <style:text-properties style:font-name="Liberation Serif" fo:language="en" fo:country="US" officeooo:rsid="0020abee" officeooo:paragraph-rsid="003a16f2" style:font-size-asian="10.5pt"/>
    </style:style>
    <style:style style:name="P15" style:family="paragraph" style:parent-style-name="Standard">
      <style:text-properties style:font-name="Liberation Serif" fo:language="en" fo:country="US" officeooo:rsid="00309c52" officeooo:paragraph-rsid="003b3e77" style:font-size-asian="10.5pt"/>
    </style:style>
    <style:style style:name="P16" style:family="paragraph" style:parent-style-name="Standard">
      <style:text-properties style:font-name="Liberation Serif" fo:language="en" fo:country="US" officeooo:rsid="0031de37" officeooo:paragraph-rsid="003b3e77" style:font-size-asian="10.5pt"/>
    </style:style>
    <style:style style:name="P17" style:family="paragraph" style:parent-style-name="Standard">
      <style:text-properties style:font-name="Liberation Serif" fo:language="en" fo:country="US" officeooo:rsid="003a16f2" officeooo:paragraph-rsid="003a16f2" style:font-size-asian="10.5pt"/>
    </style:style>
    <style:style style:name="P18" style:family="paragraph" style:parent-style-name="Standard">
      <style:text-properties style:font-name="Liberation Serif" fo:language="en" fo:country="US" officeooo:rsid="003b3e77" officeooo:paragraph-rsid="003b3e77" style:font-size-asian="10.5pt"/>
    </style:style>
    <style:style style:name="P19" style:family="paragraph" style:parent-style-name="Standard">
      <style:text-properties style:font-name="Liberation Serif" fo:language="en" fo:country="US" officeooo:paragraph-rsid="003b3e77" style:font-size-asian="10.5pt"/>
    </style:style>
    <style:style style:name="P20" style:family="paragraph" style:parent-style-name="Standard">
      <style:text-properties style:font-name="Liberation Serif" fo:language="en" fo:country="US" officeooo:rsid="001630b1" style:font-size-asian="10.5pt"/>
    </style:style>
    <style:style style:name="P21" style:family="paragraph" style:parent-style-name="Standard">
      <style:text-properties style:font-name="Liberation Serif" fo:language="en" fo:country="US" officeooo:rsid="003fd68a" officeooo:paragraph-rsid="003fd68a" style:font-size-asian="10.5pt"/>
    </style:style>
    <style:style style:name="P22" style:family="paragraph" style:parent-style-name="Standard">
      <style:text-properties style:font-name="Liberation Serif" fo:language="en" fo:country="US" officeooo:paragraph-rsid="0043cb1b" style:font-size-asian="10.5pt"/>
    </style:style>
    <style:style style:name="P23" style:family="paragraph" style:parent-style-name="Standard">
      <style:text-properties style:font-name="Liberation Serif" fo:language="en" fo:country="US" officeooo:rsid="002cb172" officeooo:paragraph-rsid="002cb172" style:font-size-asian="10.5pt"/>
    </style:style>
    <style:style style:name="P24" style:family="paragraph" style:parent-style-name="Standard">
      <style:text-properties style:font-name="Liberation Serif" fo:language="en" fo:country="US" officeooo:rsid="0043cb1b" officeooo:paragraph-rsid="0043cb1b" style:font-size-asian="10.5pt"/>
    </style:style>
    <style:style style:name="P25" style:family="paragraph" style:parent-style-name="Standard">
      <style:text-properties style:font-name="Liberation Serif" fo:language="en" fo:country="US" officeooo:rsid="00497916" officeooo:paragraph-rsid="00497916" style:font-size-asian="10.5pt"/>
    </style:style>
    <style:style style:name="P26" style:family="paragraph" style:parent-style-name="Standard">
      <style:text-properties style:font-name="Liberation Serif" fo:language="en" fo:country="US" fo:font-weight="bold" style:font-size-asian="10.5pt" style:font-weight-asian="bold" style:font-weight-complex="bold"/>
    </style:style>
    <style:style style:name="P27" style:family="paragraph" style:parent-style-name="Standard">
      <style:text-properties style:font-name="Liberation Serif" fo:language="en" fo:country="US" fo:font-weight="bold" officeooo:rsid="00289cde" officeooo:paragraph-rsid="00289cde" style:font-size-asian="10.5pt" style:font-weight-asian="bold" style:font-weight-complex="bold"/>
    </style:style>
    <style:style style:name="P28" style:family="paragraph" style:parent-style-name="Standard">
      <style:text-properties style:font-name="Liberation Serif" fo:language="en" fo:country="US" fo:font-weight="bold" officeooo:rsid="0031de37" officeooo:paragraph-rsid="003b3e77" style:font-size-asian="10.5pt" style:font-weight-asian="bold" style:font-weight-complex="bold"/>
    </style:style>
    <style:style style:name="P29" style:family="paragraph" style:parent-style-name="Standard">
      <style:text-properties style:font-name="Liberation Serif" fo:language="en" fo:country="US" fo:font-weight="bold" officeooo:rsid="003b3e77" officeooo:paragraph-rsid="003b3e77" style:font-size-asian="10.5pt" style:font-weight-asian="bold" style:font-weight-complex="bold"/>
    </style:style>
    <style:style style:name="P30" style:family="paragraph" style:parent-style-name="Standard">
      <style:text-properties style:font-name="Liberation Serif" fo:language="en" fo:country="US" fo:font-weight="bold" officeooo:paragraph-rsid="003b3e77" style:font-size-asian="10.5pt" style:font-weight-asian="bold" style:font-weight-complex="bold"/>
    </style:style>
    <style:style style:name="P31" style:family="paragraph" style:parent-style-name="Standard">
      <style:text-properties style:font-name="Liberation Serif" fo:language="en" fo:country="US" fo:font-weight="bold" officeooo:rsid="003fd68a" officeooo:paragraph-rsid="003fd68a" style:font-name-asian="Liberation Serif1" style:font-size-asian="10.5pt" style:language-asian="de" style:country-asian="DE" style:font-weight-asian="bold" style:font-name-complex="Liberation Serif1" style:language-complex="de" style:country-complex="DE" style:font-weight-complex="bold"/>
    </style:style>
    <style:style style:name="P32" style:family="paragraph" style:parent-style-name="Standard">
      <style:text-properties style:font-name="Liberation Serif" fo:language="en" fo:country="US" officeooo:paragraph-rsid="0019e7a9"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rsid="002b5723" officeooo:paragraph-rsid="0020abee"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rsid="002b5723" officeooo:paragraph-rsid="0022466d"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rsid="002b5723" officeooo:paragraph-rsid="002350c5"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officeooo:rsid="002b5723" officeooo:paragraph-rsid="003a16f2"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style:font-name="Liberation Serif" fo:language="en" fo:country="US" officeooo:rsid="002b5723" officeooo:paragraph-rsid="0043cb1b"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style:font-name="Liberation Serif" fo:language="en" fo:country="US" officeooo:paragraph-rsid="003a16f2"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style:font-name="Liberation Serif" fo:language="en" fo:country="US" officeooo:rsid="003d1f20" officeooo:paragraph-rsid="003d1f20"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style:font-name="Liberation Serif" fo:language="en" fo:country="US" officeooo:rsid="0019e7a9" officeooo:paragraph-rsid="003d1f20" style:font-name-asian="Liberation Serif1" style:font-size-asian="10.5pt" style:language-asian="de" style:country-asian="DE" style:font-name-complex="Liberation Serif1" style:language-complex="de" style:country-complex="DE"/>
    </style:style>
    <style:style style:name="P42" style:family="paragraph" style:parent-style-name="Standard">
      <style:text-properties style:font-name="Liberation Serif" fo:language="en" fo:country="US" officeooo:rsid="002350c5" officeooo:paragraph-rsid="002350c5" style:font-name-asian="Liberation Serif1" style:font-size-asian="10.5pt" style:language-asian="de" style:country-asian="DE" style:font-name-complex="Liberation Serif1" style:language-complex="de" style:country-complex="DE"/>
    </style:style>
    <style:style style:name="P43" style:family="paragraph" style:parent-style-name="Standard">
      <style:text-properties style:font-name="Liberation Serif" fo:language="en" fo:country="US" officeooo:rsid="0020abee" officeooo:paragraph-rsid="003fd68a" style:font-name-asian="Liberation Serif1" style:font-size-asian="10.5pt" style:language-asian="de" style:country-asian="DE" style:font-name-complex="Liberation Serif1" style:language-complex="de" style:country-complex="DE"/>
    </style:style>
    <style:style style:name="P44" style:family="paragraph" style:parent-style-name="Standard">
      <style:text-properties style:font-name="Liberation Serif" fo:language="en" fo:country="US" officeooo:rsid="0029f860" officeooo:paragraph-rsid="0043cb1b" style:font-name-asian="Liberation Serif1" style:font-size-asian="10.5pt" style:language-asian="de" style:country-asian="DE" style:font-name-complex="Liberation Serif1" style:language-complex="de" style:country-complex="DE"/>
    </style:style>
    <style:style style:name="P45" style:family="paragraph" style:parent-style-name="Standard">
      <style:text-properties style:font-name="Liberation Serif" fo:language="en" fo:country="US" officeooo:rsid="0029f860" officeooo:paragraph-rsid="0044fa89" style:font-name-asian="Liberation Serif1" style:font-size-asian="10.5pt" style:language-asian="de" style:country-asian="DE" style:font-name-complex="Liberation Serif1" style:language-complex="de" style:country-complex="DE"/>
    </style:style>
    <style:style style:name="P46" style:family="paragraph" style:parent-style-name="Standard">
      <style:text-properties style:font-name="Liberation Serif" fo:language="en" fo:country="US" officeooo:rsid="0029f860" officeooo:paragraph-rsid="004ec45f" style:font-name-asian="Liberation Serif1" style:font-size-asian="10.5pt" style:language-asian="de" style:country-asian="DE" style:font-name-complex="Liberation Serif1" style:language-complex="de" style:country-complex="DE"/>
    </style:style>
    <style:style style:name="P47" style:family="paragraph" style:parent-style-name="Standard">
      <style:text-properties style:font-name="Liberation Serif" fo:language="en" fo:country="US" fo:font-style="normal" fo:font-weight="normal" officeooo:rsid="00289cde" officeooo:paragraph-rsid="002a647e" style:font-size-asian="10.5pt" style:font-style-asian="normal" style:font-weight-asian="normal" style:font-style-complex="normal" style:font-weight-complex="normal"/>
    </style:style>
    <style:style style:name="P48" style:family="paragraph" style:parent-style-name="Standard">
      <style:text-properties style:font-name="Liberation Serif" fo:language="en" fo:country="US" fo:font-style="normal" fo:font-weight="normal" officeooo:rsid="0052c0e5" officeooo:paragraph-rsid="00546b18" style:font-name-asian="Liberation Serif1" style:font-size-asian="10.5pt" style:language-asian="de" style:country-asian="DE" style:font-style-asian="normal" style:font-weight-asian="normal" style:font-name-complex="Liberation Serif1" style:language-complex="de" style:country-complex="DE" style:font-style-complex="normal" style:font-weight-complex="normal"/>
    </style:style>
    <style:style style:name="P49" style:family="paragraph" style:parent-style-name="Standard">
      <style:text-properties style:font-name="Liberation Serif" fo:language="en" fo:country="US" fo:font-style="normal" fo:font-weight="normal" officeooo:rsid="0054b481" officeooo:paragraph-rsid="0054b481" style:font-name-asian="Liberation Serif1" style:font-size-asian="10.5pt" style:language-asian="de" style:country-asian="DE" style:font-style-asian="normal" style:font-weight-asian="normal" style:font-name-complex="Liberation Serif1" style:language-complex="de" style:country-complex="DE" style:font-style-complex="normal" style:font-weight-complex="normal"/>
    </style:style>
    <style:style style:name="P50" style:family="paragraph" style:parent-style-name="Standard">
      <style:text-properties style:font-name="Liberation Serif" fo:language="en" fo:country="US" fo:font-style="normal" fo:font-weight="normal" officeooo:rsid="005571ff" officeooo:paragraph-rsid="005571ff" style:font-name-asian="Liberation Serif1" style:font-size-asian="10.5pt" style:language-asian="de" style:country-asian="DE" style:font-style-asian="normal" style:font-weight-asian="normal" style:font-name-complex="Liberation Serif1" style:language-complex="de" style:country-complex="DE" style:font-style-complex="normal" style:font-weight-complex="normal"/>
    </style:style>
    <style:style style:name="P51" style:family="paragraph" style:parent-style-name="Standard">
      <style:text-properties style:font-name="Liberation Serif" fo:language="en" fo:country="US" fo:font-style="normal" officeooo:rsid="0019e7a9" officeooo:paragraph-rsid="003d1f20" style:font-name-asian="Liberation Serif1" style:font-size-asian="10.5pt" style:language-asian="de" style:country-asian="DE" style:font-style-asian="normal" style:font-name-complex="Liberation Serif1" style:language-complex="de" style:country-complex="DE" style:font-style-complex="normal"/>
    </style:style>
    <style:style style:name="P52" style:family="paragraph" style:parent-style-name="Standard">
      <style:text-properties style:font-name="Liberation Serif" fo:language="en" fo:country="US" fo:font-style="normal" officeooo:rsid="0029f860" officeooo:paragraph-rsid="0043cb1b" style:font-name-asian="Liberation Serif1" style:font-size-asian="10.5pt" style:language-asian="de" style:country-asian="DE" style:font-style-asian="normal" style:font-name-complex="Liberation Serif1" style:language-complex="de" style:country-complex="DE" style:font-style-complex="normal"/>
    </style:style>
    <style:style style:name="P53" style:family="paragraph" style:parent-style-name="Standard">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54" style:family="paragraph" style:parent-style-name="Standard">
      <style:text-properties style:font-name="Liberation Serif" fo:language="en" fo:country="US" fo:font-style="normal" officeooo:rsid="0029f860" officeooo:paragraph-rsid="004af5f6" style:font-name-asian="Liberation Serif1" style:font-size-asian="10.5pt" style:language-asian="de" style:country-asian="DE" style:font-style-asian="normal" style:font-name-complex="Liberation Serif1" style:language-complex="de" style:country-complex="DE" style:font-style-complex="normal"/>
    </style:style>
    <style:style style:name="P55" style:family="paragraph" style:parent-style-name="Standard">
      <style:text-properties style:font-name="Liberation Serif" fo:language="en" fo:country="US" fo:font-style="normal" officeooo:rsid="0029f860" officeooo:paragraph-rsid="004b2464" style:font-name-asian="Liberation Serif1" style:font-size-asian="10.5pt" style:language-asian="de" style:country-asian="DE" style:font-style-asian="normal" style:font-name-complex="Liberation Serif1" style:language-complex="de" style:country-complex="DE" style:font-style-complex="normal"/>
    </style:style>
    <style:style style:name="P56" style:family="paragraph" style:parent-style-name="Standard">
      <style:text-properties style:font-name="Liberation Serif" fo:language="en" fo:country="US" fo:font-style="normal" officeooo:rsid="0035e083" officeooo:paragraph-rsid="004af5f6" style:font-name-asian="Liberation Serif1" style:font-size-asian="10.5pt" style:language-asian="de" style:country-asian="DE" style:font-style-asian="normal" style:font-name-complex="Liberation Serif1" style:language-complex="de" style:country-complex="DE" style:font-style-complex="normal"/>
    </style:style>
    <style:style style:name="P57" style:family="paragraph" style:parent-style-name="Standard">
      <style:text-properties style:font-name="Liberation Serif" fo:language="en" fo:country="US" fo:font-style="normal" officeooo:rsid="00388aad" officeooo:paragraph-rsid="004b2464" style:font-name-asian="Liberation Serif1" style:font-size-asian="10.5pt" style:language-asian="de" style:country-asian="DE" style:font-style-asian="normal" style:font-name-complex="Liberation Serif1" style:language-complex="de" style:country-complex="DE" style:font-style-complex="normal"/>
    </style:style>
    <style:style style:name="P58" style:family="paragraph" style:parent-style-name="Standard">
      <style:text-properties style:font-name="Liberation Serif" fo:language="en" fo:country="US" fo:font-style="normal" officeooo:rsid="004ca730" officeooo:paragraph-rsid="004ca730" style:font-name-asian="Liberation Serif1" style:font-size-asian="10.5pt" style:language-asian="de" style:country-asian="DE" style:font-style-asian="normal" style:font-name-complex="Liberation Serif1" style:language-complex="de" style:country-complex="DE" style:font-style-complex="normal"/>
    </style:style>
    <style:style style:name="P59" style:family="paragraph" style:parent-style-name="Standard">
      <style:text-properties style:font-name="Liberation Serif" fo:language="en" fo:country="US" fo:font-style="normal" officeooo:rsid="004d84e2" officeooo:paragraph-rsid="004d84e2" style:font-name-asian="Liberation Serif1" style:font-size-asian="10.5pt" style:language-asian="de" style:country-asian="DE" style:font-style-asian="normal" style:font-name-complex="Liberation Serif1" style:language-complex="de" style:country-complex="DE" style:font-style-complex="normal"/>
    </style:style>
    <style:style style:name="P60" style:family="paragraph" style:parent-style-name="Standard">
      <style:text-properties style:font-name="Liberation Serif" fo:language="en" fo:country="US" fo:font-style="normal" officeooo:rsid="003c95a8" officeooo:paragraph-rsid="005175ea" style:font-name-asian="Liberation Serif1" style:font-size-asian="10.5pt" style:language-asian="de" style:country-asian="DE" style:font-style-asian="normal" style:font-name-complex="Liberation Serif1" style:language-complex="de" style:country-complex="DE" style:font-style-complex="normal"/>
    </style:style>
    <style:style style:name="P61" style:family="paragraph" style:parent-style-name="Standard">
      <style:text-properties style:font-name="Liberation Serif" fo:language="en" fo:country="US" fo:font-style="normal" officeooo:rsid="0052c0e5" officeooo:paragraph-rsid="0052c0e5" style:font-name-asian="Liberation Serif1" style:font-size-asian="10.5pt" style:language-asian="de" style:country-asian="DE" style:font-style-asian="normal" style:font-name-complex="Liberation Serif1" style:language-complex="de" style:country-complex="DE" style:font-style-complex="normal"/>
    </style:style>
    <style:style style:name="P62" style:family="paragraph" style:parent-style-name="Standard">
      <style:text-properties style:font-name="Liberation Serif" fo:language="en" fo:country="US" fo:font-style="normal" officeooo:rsid="00546b18" officeooo:paragraph-rsid="00546b18" style:font-name-asian="Liberation Serif1" style:font-size-asian="10.5pt" style:language-asian="de" style:country-asian="DE" style:font-style-asian="normal" style:font-name-complex="Liberation Serif1" style:language-complex="de" style:country-complex="DE" style:font-style-complex="normal"/>
    </style:style>
    <style:style style:name="P63" style:family="paragraph" style:parent-style-name="Standard">
      <style:text-properties style:font-name="Liberation Serif" fo:language="en" fo:country="US" fo:font-weight="normal" style:font-size-asian="10.5pt" style:font-weight-asian="normal" style:font-weight-complex="normal"/>
    </style:style>
    <style:style style:name="P64" style:family="paragraph" style:parent-style-name="Standard">
      <style:text-properties style:font-name="Liberation Serif" fo:language="en" fo:country="US" fo:font-weight="normal" officeooo:rsid="002564c3" officeooo:paragraph-rsid="002564c3" style:font-size-asian="10.5pt" style:font-weight-asian="normal" style:font-weight-complex="normal"/>
    </style:style>
    <style:style style:name="P65" style:family="paragraph" style:parent-style-name="Standard">
      <style:text-properties style:font-name="Liberation Serif" fo:language="en" fo:country="US" fo:font-weight="normal" officeooo:rsid="002751ce" officeooo:paragraph-rsid="002751ce" style:font-size-asian="10.5pt" style:font-weight-asian="normal" style:font-weight-complex="normal"/>
    </style:style>
    <style:style style:name="P66" style:family="paragraph" style:parent-style-name="Standard">
      <style:text-properties style:font-name="Liberation Serif" fo:language="en" fo:country="US" fo:font-weight="normal" officeooo:rsid="00289cde" officeooo:paragraph-rsid="00289cde" style:font-size-asian="10.5pt" style:font-weight-asian="normal" style:font-weight-complex="normal"/>
    </style:style>
    <style:style style:name="P67" style:family="paragraph" style:parent-style-name="Standard">
      <style:text-properties style:font-name="Liberation Serif" fo:language="en" fo:country="US" fo:font-weight="normal" officeooo:rsid="00294ca2" officeooo:paragraph-rsid="00294ca2" style:font-size-asian="10.5pt" style:font-weight-asian="normal" style:font-weight-complex="normal"/>
    </style:style>
    <style:style style:name="P68" style:family="paragraph" style:parent-style-name="Standard">
      <style:text-properties style:font-name="Liberation Serif" fo:language="en" fo:country="US" fo:font-weight="normal" officeooo:rsid="00294ca2" officeooo:paragraph-rsid="003fd68a" style:font-size-asian="10.5pt" style:font-weight-asian="normal" style:font-weight-complex="normal"/>
    </style:style>
    <style:style style:name="P69" style:family="paragraph" style:parent-style-name="Standard">
      <style:text-properties style:font-name="Liberation Serif" fo:language="en" fo:country="US" fo:font-weight="normal" officeooo:rsid="00372bc2" officeooo:paragraph-rsid="00372bc2" style:font-size-asian="10.5pt" style:font-weight-asian="normal" style:font-weight-complex="normal"/>
    </style:style>
    <style:style style:name="P70" style:family="paragraph" style:parent-style-name="Standard">
      <style:text-properties style:font-name="Liberation Serif" fo:language="en" fo:country="US" fo:font-weight="normal" officeooo:rsid="002a647e" officeooo:paragraph-rsid="002a647e" style:font-size-asian="10.5pt" style:font-weight-asian="normal" style:font-weight-complex="normal"/>
    </style:style>
    <style:style style:name="P71" style:family="paragraph" style:parent-style-name="Standard">
      <style:text-properties style:font-name="Liberation Serif" fo:language="en" fo:country="US" fo:font-weight="normal" officeooo:rsid="003a16f2" officeooo:paragraph-rsid="003a16f2" style:font-size-asian="10.5pt" style:font-weight-asian="normal" style:font-weight-complex="normal"/>
    </style:style>
    <style:style style:name="P72" style:family="paragraph" style:parent-style-name="Standard">
      <style:text-properties style:font-name="Liberation Serif" fo:language="en" fo:country="US" fo:font-weight="normal" officeooo:rsid="003fd68a" officeooo:paragraph-rsid="003fd68a" style:font-size-asian="10.5pt" style:font-weight-asian="normal" style:font-weight-complex="normal"/>
    </style:style>
    <style:style style:name="P73" style:family="paragraph" style:parent-style-name="Standard">
      <style:text-properties style:font-name="Liberation Serif" fo:font-weight="bold" officeooo:rsid="003b3e77" officeooo:paragraph-rsid="0019e7a9" style:font-weight-asian="bold" style:font-weight-complex="bold"/>
    </style:style>
    <style:style style:name="P74" style:family="paragraph" style:parent-style-name="Standard">
      <style:text-properties fo:color="#800000" style:font-name="Liberation Serif" fo:language="en" fo:country="US" officeooo:rsid="00149430" officeooo:paragraph-rsid="0019e7a9" style:font-name-asian="Liberation Serif1" style:font-size-asian="10.5pt" style:language-asian="de" style:country-asian="DE" style:font-name-complex="Liberation Serif1" style:language-complex="de" style:country-complex="DE"/>
    </style:style>
    <style:style style:name="P75" style:family="paragraph" style:parent-style-name="Standard">
      <style:text-properties fo:color="#800000"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76" style:family="paragraph" style:parent-style-name="Standard">
      <style:text-properties fo:color="#800000" style:font-name="Liberation Serif" fo:language="en" fo:country="US" officeooo:rsid="002b5723" officeooo:paragraph-rsid="003a16f2" style:font-name-asian="Liberation Serif1" style:font-size-asian="10.5pt" style:language-asian="de" style:country-asian="DE" style:font-name-complex="Liberation Serif1" style:language-complex="de" style:country-complex="DE"/>
    </style:style>
    <style:style style:name="P77" style:family="paragraph" style:parent-style-name="Standard">
      <style:text-properties fo:color="#800000" style:font-name="Liberation Serif" fo:language="en" fo:country="US" style:font-size-asian="10.5pt"/>
    </style:style>
    <style:style style:name="P78" style:family="paragraph" style:parent-style-name="Standard">
      <style:text-properties fo:color="#ed1c24" style:font-name="Liberation Serif" fo:language="en" fo:country="US" officeooo:rsid="00309c52" officeooo:paragraph-rsid="003b3e77" style:font-size-asian="10.5pt"/>
    </style:style>
    <style:style style:name="P79" style:family="paragraph" style:parent-style-name="Standard">
      <style:text-properties fo:color="#ed1c24" style:font-name="Liberation Serif" fo:language="en" fo:country="US" officeooo:rsid="0029f860" officeooo:paragraph-rsid="004b2464" style:font-name-asian="Liberation Serif1" style:font-size-asian="10.5pt" style:language-asian="de" style:country-asian="DE" style:font-name-complex="Liberation Serif1" style:language-complex="de" style:country-complex="DE"/>
    </style:style>
    <style:style style:name="P80" style:family="paragraph" style:parent-style-name="Standard">
      <style:text-properties officeooo:paragraph-rsid="003b3e77"/>
    </style:style>
    <style:style style:name="P81" style:family="paragraph" style:parent-style-name="Standard">
      <style:text-properties officeooo:paragraph-rsid="001f18df"/>
    </style:style>
    <style:style style:name="P82" style:family="paragraph" style:parent-style-name="Standard">
      <style:text-properties officeooo:paragraph-rsid="003a16f2"/>
    </style:style>
    <style:style style:name="P83" style:family="paragraph" style:parent-style-name="Standard">
      <style:text-properties officeooo:paragraph-rsid="0019e7a9"/>
    </style:style>
    <style:style style:name="P84" style:family="paragraph" style:parent-style-name="Standard">
      <style:text-properties fo:color="#c9211e" style:font-name="Liberation Serif" fo:language="en" fo:country="US" fo:font-style="normal" officeooo:rsid="004ca730" officeooo:paragraph-rsid="004ca730" style:font-name-asian="Liberation Serif1" style:font-size-asian="10.5pt" style:language-asian="de" style:country-asian="DE" style:font-style-asian="normal" style:font-name-complex="Liberation Serif1" style:language-complex="de" style:country-complex="DE" style:font-style-complex="normal"/>
    </style:style>
    <style:style style:name="P85" style:family="paragraph" style:parent-style-name="Standard">
      <style:text-properties fo:color="#c9211e" style:font-name="Liberation Serif" fo:language="en" fo:country="US" fo:font-style="normal" officeooo:rsid="004d84e2" officeooo:paragraph-rsid="004d84e2" style:font-name-asian="Liberation Serif1" style:font-size-asian="10.5pt" style:language-asian="de" style:country-asian="DE" style:font-style-asian="normal" style:font-name-complex="Liberation Serif1" style:language-complex="de" style:country-complex="DE" style:font-style-complex="normal"/>
    </style:style>
    <style:style style:name="P86" style:family="paragraph" style:parent-style-name="Standard">
      <style:text-properties officeooo:paragraph-rsid="003d1f20"/>
    </style:style>
    <style:style style:name="P87" style:family="paragraph" style:parent-style-name="Standard">
      <style:text-properties officeooo:paragraph-rsid="0052c0e5"/>
    </style:style>
    <style:style style:name="P88" style:family="paragraph" style:parent-style-name="Standard">
      <style:text-properties fo:font-weight="normal" officeooo:rsid="0054b481" officeooo:paragraph-rsid="0054b481" style:font-weight-asian="normal" style:font-weight-complex="normal"/>
    </style:style>
    <style:style style:name="P89" style:family="paragraph" style:parent-style-name="Standard">
      <style:text-properties officeooo:paragraph-rsid="005571ff"/>
    </style:style>
    <style:style style:name="P90" style:family="paragraph" style:parent-style-name="Standard">
      <style:text-properties officeooo:paragraph-rsid="004ec45f"/>
    </style:style>
    <style:style style:name="P91" style:family="paragraph" style:parent-style-name="Standard">
      <style:paragraph-properties fo:break-before="page"/>
      <style:text-properties style:font-name="Liberation Serif" fo:language="en" fo:country="US" fo:font-weight="bold" style:font-size-asian="10.5pt" style:font-weight-asian="bold" style:font-weight-complex="bold"/>
    </style:style>
    <style:style style:name="P92" style:family="paragraph" style:parent-style-name="Standard">
      <style:paragraph-properties fo:break-before="page"/>
      <style:text-properties style:font-name="Liberation Serif" fo:language="en" fo:country="US" fo:font-weight="bold" officeooo:rsid="00289cde" officeooo:paragraph-rsid="00289cde" style:font-size-asian="10.5pt" style:font-weight-asian="bold" style:font-weight-complex="bold"/>
    </style:style>
    <style:style style:name="P93" style:family="paragraph" style:parent-style-name="Standard">
      <style:paragraph-properties fo:break-before="page"/>
      <style:text-properties style:font-name="Liberation Serif" fo:language="en" fo:country="US" fo:font-weight="bold" officeooo:rsid="003b3e77" officeooo:paragraph-rsid="003b3e77" style:font-size-asian="10.5pt" style:font-weight-asian="bold" style:font-weight-complex="bold"/>
    </style:style>
    <style:style style:name="P94" style:family="paragraph" style:parent-style-name="Standard">
      <style:paragraph-properties fo:break-before="page"/>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95" style:family="paragraph" style:parent-style-name="Standard">
      <style:paragraph-properties fo:break-before="page"/>
      <style:text-properties style:font-name="Liberation Serif" fo:language="en" fo:country="US" fo:font-style="normal" officeooo:rsid="0029f860" officeooo:paragraph-rsid="0052c0e5" style:font-name-asian="Liberation Serif1" style:font-size-asian="10.5pt" style:language-asian="de" style:country-asian="DE" style:font-style-asian="normal" style:font-name-complex="Liberation Serif1" style:language-complex="de" style:country-complex="DE" style:font-style-complex="normal"/>
    </style:style>
    <style:style style:name="P96" style:family="paragraph" style:parent-style-name="Standard">
      <style:paragraph-properties fo:break-before="page"/>
      <style:text-properties style:font-name="Liberation Serif" officeooo:paragraph-rsid="0019e7a9"/>
    </style:style>
    <style:style style:name="P97" style:family="paragraph" style:parent-style-name="Standard">
      <style:paragraph-properties fo:break-before="page"/>
      <style:text-properties officeooo:paragraph-rsid="00546b18"/>
    </style:style>
    <style:style style:name="P98" style:family="paragraph" style:parent-style-name="Standard">
      <style:paragraph-properties fo:break-before="column"/>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99" style:family="paragraph" style:parent-style-name="Standard">
      <style:paragraph-properties fo:break-before="column"/>
      <style:text-properties style:font-name="Liberation Serif" fo:language="en" fo:country="US" fo:font-style="normal" officeooo:rsid="004ca730" officeooo:paragraph-rsid="004ca730" style:font-name-asian="Liberation Serif1" style:font-size-asian="10.5pt" style:language-asian="de" style:country-asian="DE" style:font-style-asian="normal" style:font-name-complex="Liberation Serif1" style:language-complex="de" style:country-complex="DE" style:font-style-complex="normal"/>
    </style:style>
    <style:style style:name="T1" style:family="text">
      <style:text-properties officeooo:rsid="001630b1"/>
    </style:style>
    <style:style style:name="T2" style:family="text">
      <style:text-properties officeooo:rsid="0032cc6d"/>
    </style:style>
    <style:style style:name="T3" style:family="text">
      <style:text-properties officeooo:rsid="004b2464"/>
    </style:style>
    <style:style style:name="T4" style:family="text">
      <style:text-properties officeooo:rsid="0052afa1"/>
    </style:style>
    <style:style style:name="T5" style:family="text">
      <style:text-properties officeooo:rsid="0019d611"/>
    </style:style>
    <style:style style:name="T6" style:family="text">
      <style:text-properties fo:color="#800000"/>
    </style:style>
    <style:style style:name="T7" style:family="text">
      <style:text-properties fo:color="#800000" officeooo:rsid="00149430"/>
    </style:style>
    <style:style style:name="T8" style:family="text">
      <style:text-properties fo:color="#800000" officeooo:rsid="0019e7a9"/>
    </style:style>
    <style:style style:name="T9" style:family="text">
      <style:text-properties fo:color="#800000" officeooo:rsid="0020abee"/>
    </style:style>
    <style:style style:name="T10" style:family="text">
      <style:text-properties fo:color="#800000" officeooo:rsid="0022466d"/>
    </style:style>
    <style:style style:name="T11" style:family="text">
      <style:text-properties fo:color="#800000" style:font-name="Liberation Serif" fo:language="en" fo:country="US" officeooo:rsid="00149430" style:font-name-asian="Liberation Serif1" style:font-size-asian="10.5pt" style:language-asian="de" style:country-asian="DE" style:font-name-complex="Liberation Serif1" style:language-complex="de" style:country-complex="DE"/>
    </style:style>
    <style:style style:name="T12" style:family="text">
      <style:text-properties fo:color="#800000" style:font-name="Liberation Serif" fo:language="en" fo:country="US" officeooo:rsid="00340c6c" style:font-name-asian="Liberation Serif1" style:font-size-asian="10.5pt" style:language-asian="de" style:country-asian="DE" style:font-name-complex="Liberation Serif1" style:language-complex="de" style:country-complex="DE"/>
    </style:style>
    <style:style style:name="T13" style:family="text">
      <style:text-properties fo:color="#800000" style:font-name="Liberation Serif" fo:language="en" fo:country="US" officeooo:rsid="004b2464" style:font-name-asian="Liberation Serif1" style:font-size-asian="10.5pt" style:language-asian="de" style:country-asian="DE" style:font-name-complex="Liberation Serif1" style:language-complex="de" style:country-complex="DE"/>
    </style:style>
    <style:style style:name="T14" style:family="text">
      <style:text-properties fo:color="#800000" style:font-name="Liberation Serif" fo:language="en" fo:country="US" officeooo:rsid="002b5723" style:font-name-asian="Liberation Serif1" style:font-size-asian="10.5pt" style:language-asian="de" style:country-asian="DE" style:font-name-complex="Liberation Serif1" style:language-complex="de" style:country-complex="DE"/>
    </style:style>
    <style:style style:name="T15" style:family="text">
      <style:text-properties fo:color="#800000" style:font-name="Liberation Serif" fo:language="en" fo:country="US" officeooo:rsid="0020abee" style:font-name-asian="Liberation Serif1" style:font-size-asian="10.5pt" style:language-asian="de" style:country-asian="DE" style:font-name-complex="Liberation Serif1" style:language-complex="de" style:country-complex="DE"/>
    </style:style>
    <style:style style:name="T16" style:family="text">
      <style:text-properties fo:color="#800000" style:font-name="Liberation Serif" fo:language="en" fo:country="US" officeooo:rsid="004cc658" style:font-name-asian="Liberation Serif1" style:font-size-asian="10.5pt" style:language-asian="de" style:country-asian="DE" style:font-name-complex="Liberation Serif1" style:language-complex="de" style:country-complex="DE"/>
    </style:style>
    <style:style style:name="T17" style:family="text">
      <style:text-properties fo:color="#800000" style:font-name="Liberation Serif" fo:language="en" fo:country="US" officeooo:rsid="0019e7a9" style:font-name-asian="Liberation Serif1" style:font-size-asian="10.5pt" style:language-asian="de" style:country-asian="DE" style:font-name-complex="Liberation Serif1" style:language-complex="de" style:country-complex="DE"/>
    </style:style>
    <style:style style:name="T18" style:family="text">
      <style:text-properties fo:color="#800000" style:font-name="Liberation Serif" fo:language="en" fo:country="US" officeooo:rsid="0054aeff" style:font-name-asian="Liberation Serif1" style:font-size-asian="10.5pt" style:language-asian="de" style:country-asian="DE" style:font-name-complex="Liberation Serif1" style:language-complex="de" style:country-complex="DE"/>
    </style:style>
    <style:style style:name="T19" style:family="text">
      <style:text-properties fo:color="#800000" style:font-name="Liberation Serif" fo:language="en" fo:country="US" officeooo:rsid="00721a0b" style:font-name-asian="Liberation Serif1" style:font-size-asian="10.5pt" style:language-asian="de" style:country-asian="DE" style:font-name-complex="Liberation Serif1" style:language-complex="de" style:country-complex="DE"/>
    </style:style>
    <style:style style:name="T20" style:family="text">
      <style:text-properties fo:color="#800000" style:font-name="Liberation Serif" fo:language="en" fo:country="US" officeooo:rsid="0042e043" style:font-name-asian="Liberation Serif1" style:font-size-asian="10.5pt" style:language-asian="de" style:country-asian="DE" style:font-name-complex="Liberation Serif1" style:language-complex="de" style:country-complex="DE"/>
    </style:style>
    <style:style style:name="T21" style:family="text">
      <style:text-properties fo:color="#800000" style:font-name="Liberation Serif" fo:language="en" fo:country="US" officeooo:rsid="0052c0e5" style:font-name-asian="Liberation Serif1" style:font-size-asian="10.5pt" style:language-asian="de" style:country-asian="DE" style:font-name-complex="Liberation Serif1" style:language-complex="de" style:country-complex="DE"/>
    </style:style>
    <style:style style:name="T22" style:family="text">
      <style:text-properties fo:color="#800000" officeooo:rsid="004cc658"/>
    </style:style>
    <style:style style:name="T23" style:family="text">
      <style:text-properties officeooo:rsid="0012cf09"/>
    </style:style>
    <style:style style:name="T24" style:family="text">
      <style:text-properties officeooo:rsid="0014442b"/>
    </style:style>
    <style:style style:name="T25" style:family="text">
      <style:text-properties fo:font-weight="bold" style:font-weight-asian="bold" style:font-weight-complex="bold"/>
    </style:style>
    <style:style style:name="T26" style:family="text">
      <style:text-properties fo:font-weight="bold" officeooo:rsid="0054aeff" style:font-weight-asian="bold" style:font-weight-complex="bold"/>
    </style:style>
    <style:style style:name="T27" style:family="text">
      <style:text-properties fo:font-weight="bold" officeooo:rsid="003b3e77" style:font-weight-asian="bold" style:font-weight-complex="bold"/>
    </style:style>
    <style:style style:name="T28" style:family="text">
      <style:text-properties fo:font-weight="bold" officeooo:rsid="003fd68a" style:font-weight-asian="bold" style:font-weight-complex="bold"/>
    </style:style>
    <style:style style:name="T29" style:family="text">
      <style:text-properties officeooo:rsid="00362faf"/>
    </style:style>
    <style:style style:name="T30" style:family="text">
      <style:text-properties officeooo:rsid="0054aeff"/>
    </style:style>
    <style:style style:name="T31" style:family="text">
      <style:text-properties fo:color="#ff0000"/>
    </style:style>
    <style:style style:name="T32" style:family="text">
      <style:text-properties fo:color="#ff0000" officeooo:rsid="005ed679"/>
    </style:style>
    <style:style style:name="T33" style:family="text">
      <style:text-properties officeooo:rsid="005ed679"/>
    </style:style>
    <style:style style:name="T34" style:family="text">
      <style:text-properties officeooo:rsid="004255fe"/>
    </style:style>
    <style:style style:name="T35" style:family="text">
      <style:text-properties fo:font-style="normal" style:font-style-asian="normal" style:font-style-complex="normal"/>
    </style:style>
    <style:style style:name="T36" style:family="text">
      <style:text-properties fo:font-style="normal" officeooo:rsid="00212791" style:font-style-asian="normal" style:font-style-complex="normal"/>
    </style:style>
    <style:style style:name="T37" style:family="text">
      <style:text-properties fo:font-style="normal" officeooo:rsid="00289cde" style:font-style-asian="normal" style:font-style-complex="normal"/>
    </style:style>
    <style:style style:name="T38" style:family="text">
      <style:text-properties fo:font-style="normal" officeooo:rsid="003d1f20" style:font-style-asian="normal" style:font-style-complex="normal"/>
    </style:style>
    <style:style style:name="T39" style:family="text">
      <style:text-properties fo:font-style="normal" officeooo:rsid="0030802f" style:font-style-asian="normal" style:font-style-complex="normal"/>
    </style:style>
    <style:style style:name="T40" style:family="text">
      <style:text-properties fo:font-style="normal" officeooo:rsid="002d9162" style:font-style-asian="normal" style:font-style-complex="normal"/>
    </style:style>
    <style:style style:name="T41" style:family="text">
      <style:text-properties fo:font-style="normal" officeooo:rsid="0030be00" style:font-style-asian="normal" style:font-style-complex="normal"/>
    </style:style>
    <style:style style:name="T42" style:family="text">
      <style:text-properties fo:font-style="normal" officeooo:rsid="00388aad" style:font-style-asian="normal" style:font-style-complex="normal"/>
    </style:style>
    <style:style style:name="T43" style:family="text">
      <style:text-properties fo:font-style="normal" officeooo:rsid="0052c0e5" style:font-style-asian="normal" style:font-style-complex="normal"/>
    </style:style>
    <style:style style:name="T44" style:family="text">
      <style:text-properties fo:font-style="normal" officeooo:rsid="0043cb1b" style:font-style-asian="normal" style:font-style-complex="normal"/>
    </style:style>
    <style:style style:name="T45" style:family="text">
      <style:text-properties fo:color="#ce181e"/>
    </style:style>
    <style:style style:name="T46" style:family="text">
      <style:text-properties fo:color="#ce181e" officeooo:rsid="00212791"/>
    </style:style>
    <style:style style:name="T47" style:family="text">
      <style:text-properties fo:color="#ce181e" officeooo:rsid="00288f36"/>
    </style:style>
    <style:style style:name="T48" style:family="text">
      <style:text-properties fo:color="#ce181e" officeooo:rsid="00294ca2"/>
    </style:style>
    <style:style style:name="T49" style:family="text">
      <style:text-properties fo:color="#ce181e" officeooo:rsid="00385133"/>
    </style:style>
    <style:style style:name="T50" style:family="text">
      <style:text-properties fo:color="#ce181e" officeooo:rsid="003a16f2"/>
    </style:style>
    <style:style style:name="T51" style:family="text">
      <style:text-properties fo:color="#ce181e" fo:font-style="normal" style:font-style-asian="normal" style:font-style-complex="normal"/>
    </style:style>
    <style:style style:name="T52" style:family="text">
      <style:text-properties fo:color="#ce181e" fo:font-style="normal" officeooo:rsid="0030802f" style:font-style-asian="normal" style:font-style-complex="normal"/>
    </style:style>
    <style:style style:name="T53" style:family="text">
      <style:text-properties fo:color="#ce181e" fo:font-style="normal" officeooo:rsid="002d9162" style:font-style-asian="normal" style:font-style-complex="normal"/>
    </style:style>
    <style:style style:name="T54" style:family="text">
      <style:text-properties fo:color="#ce181e" fo:font-style="normal" officeooo:rsid="0030be00" style:font-style-asian="normal" style:font-style-complex="normal"/>
    </style:style>
    <style:style style:name="T55" style:family="text">
      <style:text-properties fo:color="#ce181e" fo:font-style="normal" officeooo:rsid="0043cb1b" style:font-style-asian="normal" style:font-style-complex="normal"/>
    </style:style>
    <style:style style:name="T56" style:family="text">
      <style:text-properties fo:color="#ce181e" officeooo:rsid="0043cb1b"/>
    </style:style>
    <style:style style:name="T57" style:family="text">
      <style:text-properties officeooo:rsid="001d4c42"/>
    </style:style>
    <style:style style:name="T58" style:family="text">
      <style:text-properties officeooo:rsid="001f18df"/>
    </style:style>
    <style:style style:name="T59" style:family="text">
      <style:text-properties officeooo:rsid="0020abee"/>
    </style:style>
    <style:style style:name="T60" style:family="text">
      <style:text-properties officeooo:rsid="002b5723"/>
    </style:style>
    <style:style style:name="T61" style:family="text">
      <style:text-properties officeooo:rsid="00212791"/>
    </style:style>
    <style:style style:name="T62" style:family="text">
      <style:text-properties officeooo:rsid="0022466d"/>
    </style:style>
    <style:style style:name="T63" style:family="text">
      <style:text-properties officeooo:rsid="002462d0"/>
    </style:style>
    <style:style style:name="T64" style:family="text">
      <style:text-properties officeooo:rsid="00288f36"/>
    </style:style>
    <style:style style:name="T65" style:family="text">
      <style:text-properties officeooo:rsid="00289cde"/>
    </style:style>
    <style:style style:name="T66" style:family="text">
      <style:text-properties officeooo:rsid="00294ca2"/>
    </style:style>
    <style:style style:name="T67" style:family="text">
      <style:text-properties officeooo:rsid="002a647e"/>
    </style:style>
    <style:style style:name="T68" style:family="text">
      <style:text-properties officeooo:rsid="002c0cd1"/>
    </style:style>
    <style:style style:name="T69" style:family="text">
      <style:text-properties officeooo:rsid="00309c52"/>
    </style:style>
    <style:style style:name="T70" style:family="text">
      <style:text-properties fo:color="#ed1c24"/>
    </style:style>
    <style:style style:name="T71" style:family="text">
      <style:text-properties fo:color="#ed1c24" style:font-name="Liberation Serif"/>
    </style:style>
    <style:style style:name="T72" style:family="text">
      <style:text-properties fo:color="#ed1c24" style:font-name="Liberation Serif" fo:language="en" fo:country="US" fo:font-style="normal" officeooo:rsid="004ec45f" style:font-name-asian="Liberation Serif1" style:font-size-asian="10.5pt" style:language-asian="de" style:country-asian="DE" style:font-style-asian="normal" style:font-name-complex="Liberation Serif1" style:language-complex="de" style:country-complex="DE" style:font-style-complex="normal"/>
    </style:style>
    <style:style style:name="T73" style:family="text">
      <style:text-properties fo:color="#ed1c24" style:font-name="Liberation Serif" fo:language="en" fo:country="US" fo:font-style="normal" officeooo:rsid="00562b5f" style:font-name-asian="Liberation Serif1" style:font-size-asian="10.5pt" style:language-asian="de" style:country-asian="DE" style:font-style-asian="normal" style:font-name-complex="Liberation Serif1" style:language-complex="de" style:country-complex="DE" style:font-style-complex="normal"/>
    </style:style>
    <style:style style:name="T74" style:family="text">
      <style:text-properties fo:color="#ed1c24" fo:font-style="normal" style:font-style-asian="normal" style:font-style-complex="normal"/>
    </style:style>
    <style:style style:name="T75" style:family="text">
      <style:text-properties fo:color="#ed1c24" fo:font-style="normal" officeooo:rsid="003d1f20" style:font-style-asian="normal" style:font-style-complex="normal"/>
    </style:style>
    <style:style style:name="T76" style:family="text">
      <style:text-properties fo:color="#ed1c24" fo:font-style="normal" officeooo:rsid="0034b74d" style:font-style-asian="normal" style:font-style-complex="normal"/>
    </style:style>
    <style:style style:name="T77" style:family="text">
      <style:text-properties fo:color="#ed1c24" fo:font-style="normal" officeooo:rsid="0030802f" style:font-style-asian="normal" style:font-style-complex="normal"/>
    </style:style>
    <style:style style:name="T78" style:family="text">
      <style:text-properties fo:color="#ed1c24" fo:font-style="normal" officeooo:rsid="002d9162" style:font-style-asian="normal" style:font-style-complex="normal"/>
    </style:style>
    <style:style style:name="T79" style:family="text">
      <style:text-properties fo:color="#ed1c24" fo:font-style="normal" officeooo:rsid="0030be00" style:font-style-asian="normal" style:font-style-complex="normal"/>
    </style:style>
    <style:style style:name="T80" style:family="text">
      <style:text-properties fo:color="#ed1c24" fo:font-style="normal" officeooo:rsid="004ec45f" style:font-style-asian="normal" style:font-style-complex="normal"/>
    </style:style>
    <style:style style:name="T81" style:family="text">
      <style:text-properties fo:color="#ed1c24" fo:font-style="italic" officeooo:rsid="003d1f20" style:font-style-asian="italic" style:font-style-complex="italic"/>
    </style:style>
    <style:style style:name="T82" style:family="text">
      <style:text-properties fo:color="#ed1c24" officeooo:rsid="003d1f20"/>
    </style:style>
    <style:style style:name="T83" style:family="text">
      <style:text-properties fo:color="#ed1c24" officeooo:rsid="003d55a5"/>
    </style:style>
    <style:style style:name="T84" style:family="text">
      <style:text-properties fo:color="#ed1c24" officeooo:rsid="003a16f2"/>
    </style:style>
    <style:style style:name="T85" style:family="text">
      <style:text-properties fo:color="#ed1c24" fo:font-weight="bold" style:font-weight-asian="bold" style:font-weight-complex="bold"/>
    </style:style>
    <style:style style:name="T86" style:family="text">
      <style:text-properties fo:color="#ed1c24" officeooo:rsid="004ca730"/>
    </style:style>
    <style:style style:name="T87" style:family="text">
      <style:text-properties fo:color="#ed1c24" officeooo:rsid="004cc658"/>
    </style:style>
    <style:style style:name="T88" style:family="text">
      <style:text-properties style:font-name="Liberation Serif" fo:language="en" fo:country="US" style:font-size-asian="10.5pt"/>
    </style:style>
    <style:style style:name="T89" style:family="text">
      <style:text-properties style:font-name="Liberation Serif" fo:language="en" fo:country="US" officeooo:rsid="0031de37" style:font-size-asian="10.5pt"/>
    </style:style>
    <style:style style:name="T90" style:family="text">
      <style:text-properties style:font-name="Liberation Serif" fo:language="en" fo:country="US" officeooo:rsid="003a16f2" style:font-size-asian="10.5pt"/>
    </style:style>
    <style:style style:name="T91" style:family="text">
      <style:text-properties style:font-name="Liberation Serif" fo:language="en" fo:country="US" officeooo:rsid="004b2464" style:font-size-asian="10.5pt"/>
    </style:style>
    <style:style style:name="T92" style:family="text">
      <style:text-properties style:font-name="Liberation Serif" fo:language="en" fo:country="US" officeooo:rsid="002b5723" style:font-size-asian="10.5pt"/>
    </style:style>
    <style:style style:name="T93" style:family="text">
      <style:text-properties style:font-name="Liberation Serif" fo:language="en" fo:country="US" officeooo:rsid="00362faf" style:font-size-asian="10.5pt"/>
    </style:style>
    <style:style style:name="T94" style:family="text">
      <style:text-properties style:font-name="Liberation Serif" fo:language="en" fo:country="US" officeooo:rsid="004cc658" style:font-size-asian="10.5pt"/>
    </style:style>
    <style:style style:name="T95" style:family="text">
      <style:text-properties style:font-name="Liberation Serif" fo:language="en" fo:country="US" officeooo:rsid="0052c0e5" style:font-size-asian="10.5pt"/>
    </style:style>
    <style:style style:name="T96" style:family="text">
      <style:text-properties style:font-name="Liberation Serif" fo:language="en" fo:country="US" fo:font-style="normal" style:font-name-asian="Liberation Serif1" style:font-size-asian="10.5pt" style:language-asian="de" style:country-asian="DE" style:font-style-asian="normal" style:font-name-complex="Liberation Serif1" style:language-complex="de" style:country-complex="DE" style:font-style-complex="normal"/>
    </style:style>
    <style:style style:name="T97" style:family="text">
      <style:text-properties style:font-name="Liberation Serif" fo:language="en" fo:country="US" fo:font-style="normal" officeooo:rsid="00388aad" style:font-name-asian="Liberation Serif1" style:font-size-asian="10.5pt" style:language-asian="de" style:country-asian="DE" style:font-style-asian="normal" style:font-name-complex="Liberation Serif1" style:language-complex="de" style:country-complex="DE" style:font-style-complex="normal"/>
    </style:style>
    <style:style style:name="T98" style:family="text">
      <style:text-properties style:font-name="Liberation Serif" fo:language="en" fo:country="US" fo:font-style="normal" officeooo:rsid="004ca730" style:font-name-asian="Liberation Serif1" style:font-size-asian="10.5pt" style:language-asian="de" style:country-asian="DE" style:font-style-asian="normal" style:font-name-complex="Liberation Serif1" style:language-complex="de" style:country-complex="DE" style:font-style-complex="normal"/>
    </style:style>
    <style:style style:name="T99" style:family="text">
      <style:text-properties style:font-name="Liberation Serif" fo:language="en" fo:country="US" fo:font-style="normal" officeooo:rsid="0052c0e5" style:font-name-asian="Liberation Serif1" style:font-size-asian="10.5pt" style:language-asian="de" style:country-asian="DE" style:font-style-asian="normal" style:font-name-complex="Liberation Serif1" style:language-complex="de" style:country-complex="DE" style:font-style-complex="normal"/>
    </style:style>
    <style:style style:name="T100" style:family="text">
      <style:text-properties style:font-name="Liberation Serif" fo:language="en" fo:country="US" fo:font-style="normal" fo:font-weight="bold" officeooo:rsid="003b3e77" style:font-name-asian="Liberation Serif1" style:font-size-asian="10.5pt" style:language-asian="de" style:country-asian="DE" style:font-style-asian="normal" style:font-weight-asian="bold" style:font-name-complex="Liberation Serif1" style:language-complex="de" style:country-complex="DE" style:font-style-complex="normal" style:font-weight-complex="bold"/>
    </style:style>
    <style:style style:name="T101" style:family="text">
      <style:text-properties style:font-name="Liberation Serif" fo:language="en" fo:country="US" fo:font-style="normal" fo:font-weight="bold" officeooo:rsid="0052c0e5" style:font-name-asian="Liberation Serif1" style:font-size-asian="10.5pt" style:language-asian="de" style:country-asian="DE" style:font-style-asian="normal" style:font-weight-asian="bold" style:font-name-complex="Liberation Serif1" style:language-complex="de" style:country-complex="DE" style:font-style-complex="normal" style:font-weight-complex="bold"/>
    </style:style>
    <style:style style:name="T102" style:family="text">
      <style:text-properties style:font-name="Liberation Serif" fo:language="en" fo:country="US" fo:font-style="normal" fo:font-weight="bold" officeooo:rsid="00546b18" style:font-name-asian="Liberation Serif1" style:font-size-asian="10.5pt" style:language-asian="de" style:country-asian="DE" style:font-style-asian="normal" style:font-weight-asian="bold" style:font-name-complex="Liberation Serif1" style:language-complex="de" style:country-complex="DE" style:font-style-complex="normal" style:font-weight-complex="bold"/>
    </style:style>
    <style:style style:name="T103" style:family="text">
      <style:text-properties style:font-name="Liberation Serif" fo:language="en" fo:country="US" fo:font-style="normal" fo:font-weight="bold" officeooo:rsid="0054b481" style:font-name-asian="Liberation Serif1" style:font-size-asian="10.5pt" style:language-asian="de" style:country-asian="DE" style:font-style-asian="normal" style:font-weight-asian="bold" style:font-name-complex="Liberation Serif1" style:language-complex="de" style:country-complex="DE" style:font-style-complex="normal" style:font-weight-complex="bold"/>
    </style:style>
    <style:style style:name="T104" style:family="text">
      <style:text-properties style:font-name="Liberation Serif" fo:language="en" fo:country="US" fo:font-style="normal" fo:font-weight="normal" officeooo:rsid="005571ff" style:font-name-asian="Liberation Serif1" style:font-size-asian="10.5pt" style:language-asian="de" style:country-asian="DE" style:font-style-asian="normal" style:font-weight-asian="normal" style:font-name-complex="Liberation Serif1" style:language-complex="de" style:country-complex="DE" style:font-style-complex="normal" style:font-weight-complex="normal"/>
    </style:style>
    <style:style style:name="T105" style:family="text">
      <style:text-properties style:font-name="Liberation Serif" fo:language="en" fo:country="US" officeooo:rsid="002b5723" style:font-name-asian="Liberation Serif1" style:font-size-asian="10.5pt" style:language-asian="de" style:country-asian="DE" style:font-name-complex="Liberation Serif1" style:language-complex="de" style:country-complex="DE"/>
    </style:style>
    <style:style style:name="T106" style:family="text">
      <style:text-properties style:font-name="Liberation Serif" fo:language="en" fo:country="US" officeooo:rsid="003d1f20" style:font-name-asian="Liberation Serif1" style:font-size-asian="10.5pt" style:language-asian="de" style:country-asian="DE" style:font-name-complex="Liberation Serif1" style:language-complex="de" style:country-complex="DE"/>
    </style:style>
    <style:style style:name="T107" style:family="text">
      <style:text-properties style:font-name="Liberation Serif" officeooo:rsid="002f1d89"/>
    </style:style>
    <style:style style:name="T108" style:family="text">
      <style:text-properties style:font-name="Liberation Serif" officeooo:rsid="002780f9"/>
    </style:style>
    <style:style style:name="T109" style:family="text">
      <style:text-properties officeooo:rsid="00385133"/>
    </style:style>
    <style:style style:name="T110" style:family="text">
      <style:text-properties officeooo:rsid="003b3e77"/>
    </style:style>
    <style:style style:name="T111" style:family="text">
      <style:text-properties officeooo:rsid="003bca87"/>
    </style:style>
    <style:style style:name="T112" style:family="text">
      <style:text-properties officeooo:rsid="003d1f20"/>
    </style:style>
    <style:style style:name="T113" style:family="text">
      <style:text-properties officeooo:rsid="003d55a5"/>
    </style:style>
    <style:style style:name="T114" style:family="text">
      <style:text-properties officeooo:rsid="003fd68a"/>
    </style:style>
    <style:style style:name="T115" style:family="text">
      <style:text-properties officeooo:rsid="0042e043"/>
    </style:style>
    <style:style style:name="T116" style:family="text">
      <style:text-properties officeooo:rsid="0043cb1b"/>
    </style:style>
    <style:style style:name="T117" style:family="text">
      <style:text-properties officeooo:rsid="0030802f"/>
    </style:style>
    <style:style style:name="T118" style:family="text">
      <style:text-properties fo:color="#2a6099" style:font-name="Liberation Serif" fo:font-weight="bold" officeooo:rsid="0039ec4a" style:font-weight-asian="bold" style:font-weight-complex="bold"/>
    </style:style>
    <style:style style:name="T119" style:family="text">
      <style:text-properties fo:color="#2a6099" style:font-name="Liberation Serif" fo:font-weight="bold" officeooo:rsid="002780f9" style:font-weight-asian="bold" style:font-weight-complex="bold"/>
    </style:style>
    <style:style style:name="T120" style:family="text">
      <style:text-properties fo:color="#2a6099" style:font-name="Liberation Serif" fo:font-weight="bold" officeooo:rsid="0030be00" style:font-weight-asian="bold" style:font-weight-complex="bold"/>
    </style:style>
    <style:style style:name="T121" style:family="text">
      <style:text-properties fo:color="#2a6099" style:font-name="Liberation Serif" fo:font-weight="bold" officeooo:rsid="0043cb1b" style:font-weight-asian="bold" style:font-weight-complex="bold"/>
    </style:style>
    <style:style style:name="T122" style:family="text">
      <style:text-properties fo:color="#2a6099" style:font-name="Liberation Serif" fo:font-weight="bold" officeooo:rsid="002f1d89" style:font-weight-asian="bold" style:font-weight-complex="bold"/>
    </style:style>
    <style:style style:name="T123" style:family="text">
      <style:text-properties fo:color="#2a6099" fo:font-weight="bold" officeooo:rsid="0039ec4a" style:font-weight-asian="bold" style:font-weight-complex="bold"/>
    </style:style>
    <style:style style:name="T124" style:family="text">
      <style:text-properties fo:color="#2a6099" fo:font-weight="bold" officeooo:rsid="002780f9" style:font-weight-asian="bold" style:font-weight-complex="bold"/>
    </style:style>
    <style:style style:name="T125" style:family="text">
      <style:text-properties fo:color="#2a6099" fo:font-weight="bold" officeooo:rsid="0030be00" style:font-weight-asian="bold" style:font-weight-complex="bold"/>
    </style:style>
    <style:style style:name="T126" style:family="text">
      <style:text-properties fo:color="#2a6099" fo:font-weight="bold" officeooo:rsid="00327ed6" style:font-weight-asian="bold" style:font-weight-complex="bold"/>
    </style:style>
    <style:style style:name="T127" style:family="text">
      <style:text-properties fo:color="#2a6099" fo:font-weight="bold" officeooo:rsid="004af5f6" style:font-weight-asian="bold" style:font-weight-complex="bold"/>
    </style:style>
    <style:style style:name="T128" style:family="text">
      <style:text-properties officeooo:rsid="0029f860"/>
    </style:style>
    <style:style style:name="T129" style:family="text">
      <style:text-properties officeooo:rsid="002acd16"/>
    </style:style>
    <style:style style:name="T130" style:family="text">
      <style:text-properties officeooo:rsid="0044fa89"/>
    </style:style>
    <style:style style:name="T131" style:family="text">
      <style:text-properties officeooo:rsid="002f1d89"/>
    </style:style>
    <style:style style:name="T132" style:family="text">
      <style:text-properties officeooo:rsid="00497916"/>
    </style:style>
    <style:style style:name="T133" style:family="text">
      <style:text-properties officeooo:rsid="004af5f6"/>
    </style:style>
    <style:style style:name="T134" style:family="text">
      <style:text-properties officeooo:rsid="00388aad"/>
    </style:style>
    <style:style style:name="T135" style:family="text">
      <style:text-properties officeooo:rsid="004cc658"/>
    </style:style>
    <style:style style:name="T136" style:family="text">
      <style:text-properties fo:color="#c9211e"/>
    </style:style>
    <style:style style:name="T137" style:family="text">
      <style:text-properties fo:color="#c9211e" officeooo:rsid="004ca730"/>
    </style:style>
    <style:style style:name="T138" style:family="text">
      <style:text-properties fo:color="#c9211e" officeooo:rsid="004f919d"/>
    </style:style>
    <style:style style:name="T139" style:family="text">
      <style:text-properties fo:color="#c9211e" style:font-name="Liberation Serif" fo:language="en" fo:country="US" fo:font-style="normal" fo:font-weight="normal" officeooo:rsid="005571ff" style:font-name-asian="Liberation Serif1" style:font-size-asian="10.5pt" style:language-asian="de" style:country-asian="DE" style:font-style-asian="normal" style:font-weight-asian="normal" style:font-name-complex="Liberation Serif1" style:language-complex="de" style:country-complex="DE" style:font-style-complex="normal" style:font-weight-complex="normal"/>
    </style:style>
    <style:style style:name="T140" style:family="text">
      <style:text-properties officeooo:rsid="004ec45f"/>
    </style:style>
    <style:style style:name="T141" style:family="text">
      <style:text-properties officeooo:rsid="00546b18"/>
    </style:style>
    <style:style style:name="T142" style:family="text">
      <style:text-properties officeooo:rsid="0056e3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8">MACOS</text:span> installation of the DISCUS/DIFFEV/KUPLOT software</text:p>
      <text:p text:style-name="P23">Version <text:span text:style-name="T133">6</text:span>.<text:span text:style-name="T133">0</text:span><text:span text:style-name="T140">6</text:span>.<text:span text:style-name="T133">00 and later</text:span></text:p>
      <text:p text:style-name="P2"/>
      <text:p text:style-name="P26">1. Installation</text:p>
      <text:p text:style-name="P24"/>
      <text:p text:style-name="P26">1.1<text:tab/>One <text:span text:style-name="T130">t</text:span>ouch installation</text:p>
      <text:p text:style-name="P24"/>
      <text:p text:style-name="P25"><text:span text:style-name="T131">P</text:span>lease make sure that you remove all old versions of the installation script, both from the Downloads folder and your $HOME folder.</text:p>
      <text:p text:style-name="P22"><text:span text:style-name="T107">Download the </text:span><text:span text:style-name="T132">latest </text:span><text:span text:style-name="T107">installation script </text:span><text:span text:style-name="T118">bbb_install</text:span><text:span text:style-name="T119">_</text:span><text:span text:style-name="T120">script_</text:span><text:span text:style-name="T121">mac</text:span><text:span text:style-name="T119">.</text:span><text:span text:style-name="T121">sh</text:span><text:span text:style-name="T108"> from the DiffuseCode download site at: </text:span><text:a xlink:type="simple" xlink:href="https://github.com/tproffen/DiffuseCode/releases/" text:style-name="Internet_20_link" text:visited-style-name="Visited_20_Internet_20_Link"><text:span text:style-name="T122">https://github.com/tproffen/DiffuseCode/releases/</text:span></text:a><text:span text:style-name="T107">.</text:span></text:p>
      <text:p text:style-name="P38"/>
      <text:p text:style-name="P38"><text:span text:style-name="T128">Run this script, i</text:span>f necessary adjust the source path… <text:span text:style-name="T116">To run the script, open a </text:span><text:span text:style-name="T56">terminal</text:span><text:span text:style-name="T116">. Click on the magnifying glass and enter </text:span><text:span text:style-name="T56">terminal</text:span><text:span text:style-name="T116">. You might have to check in </text:span><text:span text:style-name="T56">System Preferences</text:span><text:span text:style-name="T116"> under the </text:span><text:span text:style-name="T56">Security &amp; Privacy</text:span><text:span text:style-name="T116"> for the setting regarding </text:span><text:span text:style-name="T56">Full Disk Access</text:span><text:span text:style-name="T116">. Please make sure that the check box to the left of the </text:span><text:span text:style-name="T56">terminal</text:span><text:span text:style-name="T116"> entry is checked. Once you have opened the terminal please type:</text:span></text:p>
      <text:p text:style-name="P52"/>
      <text:p text:style-name="P46"><text:span text:style-name="T35"><text:tab/></text:span><text:span text:style-name="T76">c</text:span><text:span text:style-name="T80">p <text:s text:c="2"/></text:span><text:span text:style-name="T77">$</text:span><text:span text:style-name="T80">{</text:span><text:span text:style-name="T77">HOME</text:span><text:span text:style-name="T80">}</text:span><text:span text:style-name="T77">/Downloads</text:span><text:span text:style-name="T74">/</text:span><text:span text:style-name="T77">bbb</text:span><text:span text:style-name="T78">_</text:span><text:span text:style-name="T77">install</text:span><text:span text:style-name="T78">_</text:span><text:span text:style-name="T79">script_</text:span><text:span text:style-name="T80">mac</text:span><text:span text:style-name="T74">.sh <text:s text:c="4"/></text:span><text:span text:style-name="T80">${HOME}</text:span></text:p>
      <text:p text:style-name="P90"><text:span text:style-name="T72"><text:tab/>c</text:span><text:span text:style-name="T73">d</text:span><text:span text:style-name="T72"> <text:s text:c="2"/>${HOME}</text:span></text:p>
      <text:p text:style-name="P46"><text:span text:style-name="T76"><text:tab/></text:span><text:span text:style-name="T80">c</text:span><text:span text:style-name="T76">hmod <text:s text:c="2"/>u+x <text:s text:c="2"/></text:span><text:span text:style-name="T77">$HOME/bbb</text:span><text:span text:style-name="T78">_</text:span><text:span text:style-name="T77">install</text:span><text:span text:style-name="T78">_</text:span><text:span text:style-name="T79">script_</text:span><text:span text:style-name="T80">mac</text:span><text:span text:style-name="T74">.sh</text:span></text:p>
      <text:p text:style-name="P46"><text:span text:style-name="T77"><text:tab/></text:span><text:span text:style-name="T52">$HOME</text:span><text:span text:style-name="T51">/</text:span><text:span text:style-name="T52">bbb</text:span><text:span text:style-name="T53">_</text:span><text:span text:style-name="T52">install</text:span><text:span text:style-name="T53">_</text:span><text:span text:style-name="T54">script_</text:span><text:span text:style-name="T55">mac</text:span><text:span text:style-name="T51">.sh</text:span></text:p>
      <text:p text:style-name="P52"/>
      <text:p text:style-name="P44"><text:span text:style-name="T117">The script</text:span> will ask for the type of installation (<text:span text:style-name="T117">globally for all users </text:span>into /usr/<text:span text:style-name="T35">local/bin or locally </text:span><text:span text:style-name="T39">into $HOME/bin</text:span><text:span text:style-name="T35">). If the script needs to install packages you will be asked for your </text:span><text:span text:style-name="T43">(SUDO) </text:span><text:span text:style-name="T35">password. If you do not have sudo rights, please ask your local administrator for help with the first installation. </text:span><text:span text:style-name="T39">On a M</text:span><text:span text:style-name="T44">AC I recommend to install the DISCUS SUITE locally.</text:span></text:p>
      <text:p text:style-name="P24"/>
      <text:p text:style-name="P53">The script will create a local <text:span text:style-name="T117">installation </text:span>directory $HOME/DIFFUSE_INSTALL. For future work with the DISCUS_SUITE I suggest to use a different directory <text:span text:style-name="T129">for your macros and data</text:span>.</text:p>
      <text:p text:style-name="P53"/>
      <text:p text:style-name="P62">At a first time installation of discus, (really just the first time installation of xquartz) you will have to restart your Mac at this point</text:p>
      <text:p text:style-name="P62">.</text:p>
      <text:p text:style-name="P53">Once the installation is finished, open a new terminal/konsole and type </text:p>
      <text:p text:style-name="P53"/>
      <text:p text:style-name="P45"><text:span text:style-name="T35"><text:tab/></text:span><text:span text:style-name="T51">discus_suite</text:span></text:p>
      <text:p text:style-name="P53"/>
      <text:p text:style-name="P53">Enjoy! </text:p>
      <text:p text:style-name="P54"/>
      <text:p text:style-name="P56">Future updates can be run via the script <text:span text:style-name="T123">bbb_install</text:span><text:span text:style-name="T124">_</text:span><text:span text:style-name="T125">script_</text:span><text:span text:style-name="T127">mac</text:span><text:span text:style-name="T124">.</text:span><text:span text:style-name="T126">sh</text:span> or simply by the discus_suite command ‘<text:span text:style-name="T85">update</text:span>’.</text:p>
      <text:p text:style-name="P54"/>
      <text:p text:style-name="P57"/>
      <text:p text:style-name="P95"/>
      <text:p text:style-name="P87"><text:span text:style-name="T101">0</text:span><text:span text:style-name="T100">.</text:span><text:span text:style-name="T101">1</text:span><text:span text:style-name="T100"> </text:span><text:span text:style-name="T101">Occasional glitches</text:span></text:p>
      <text:p text:style-name="P87"><text:span text:style-name="T97">Occasionally, an operating system update might </text:span><text:span text:style-name="T98">mess</text:span><text:span text:style-name="T97"> </text:span><text:span text:style-name="T98">up</text:span><text:span text:style-name="T97"> the links to dynamically linked libraries. In this case the pre-compiled version is likely not working for you any longer. To force a fresh compilation, change to your home directory and run the install script with optional parameters:</text:span></text:p>
      <text:p text:style-name="P57"/>
      <text:p text:style-name="P79"><text:span text:style-name="T35"><text:tab/></text:span><text:span text:style-name="T39">$HOME/Downloads</text:span><text:span text:style-name="T35">/</text:span><text:span text:style-name="T39">bbb</text:span><text:span text:style-name="T40">_</text:span><text:span text:style-name="T39">install</text:span><text:span text:style-name="T40">_</text:span><text:span text:style-name="T41">script</text:span><text:span text:style-name="T35">.sh </text:span><text:span text:style-name="T42">code=git install=local</text:span></text:p>
      <text:p text:style-name="P55"/>
      <text:p text:style-name="P55"><text:span text:style-name="T117">The </text:span><text:span text:style-name="T134">full scope of the optional parameters is:</text:span></text:p>
      <text:p text:style-name="P55"/>
      <text:p text:style-name="P57">code=pre<text:tab/><text:tab/>! Use a precompiled DISCUS version</text:p>
      <text:p text:style-name="P57">code=git<text:tab/><text:tab/>! Use the current source code released at GIThub</text:p>
      <text:p text:style-name="P57">code=archive.tar.gz<text:tab/>! Use the archive called “archive.tar.gz”, often something like</text:p>
      <text:p text:style-name="P57"><text:tab/><text:tab/><text:tab/>! DIFFUSE_CODE_v.6.03.00.tar.gz</text:p>
      <text:p text:style-name="P57">install=fetch<text:tab/><text:tab/>! Get the latest installer from GIThub</text:p>
      <text:p text:style-name="P57">install=local<text:tab/><text:tab/>! Use the current installer</text:p>
      <text:p text:style-name="P57">install=archive.tar.gz<text:tab/>! Use the archive called “archive.tar.gz”, often something like</text:p>
      <text:p text:style-name="P57"><text:tab/><text:tab/><text:tab/>! DIFFUSE_INSTALL_local.tar.gz</text:p>
      <text:p text:style-name="P60">prepare=libraries<text:tab/>! Install and update libraries</text:p>
      <text:p text:style-name="P60">prepare=none<text:tab/><text:tab/>! Skip the check for new libraries</text:p>
      <text:p text:style-name="P98"/>
      <text:p text:style-name="P98"/>
      <text:p text:style-name="P99">I have experienced issues on MacOS upon a change of the major operation version. This is likely to mess up xcode, brew and possibly xquartz. As first remedy, try to run the script “prepare_macos.sh” that is located within DIFFUSE_INSTALL:</text:p>
      <text:p text:style-name="P58"/>
      <text:p text:style-name="P84"><text:tab/>cd $HOME</text:p>
      <text:p text:style-name="P84"><text:tab/>source ./DIFFUSE_INSTALL/prepare_macos.sh</text:p>
      <text:p text:style-name="P58"/>
      <text:p text:style-name="P58">Now try the DISCUS installation again. If it still does not work, you might have to uninstall “brew”, “xquartz” and “xcode” and then install them again. <text:s/></text:p>
      <text:p text:style-name="P59">A first remedy that seems to work is to force reinstallation of “xcode”, and then an upgrade of the gcc compiler: Try:</text:p>
      <text:p text:style-name="P59"/>
      <text:p text:style-name="P59"><text:tab/><text:span text:style-name="T137">cd $HOME</text:span></text:p>
      <text:p text:style-name="P59"><text:span text:style-name="T137"><text:tab/></text:span><text:span text:style-name="T136">xcode-select –install<text:tab/><text:tab/><text:tab/></text:span><text:span text:style-name="T138">#(there are two ‘-’ in front of install)</text:span></text:p>
      <text:p text:style-name="P85"><text:tab/>brew upgrade gcc</text:p>
      <text:p text:style-name="P59"/>
      <text:p text:style-name="P61">On some installations of the M<text:span text:style-name="T141">a</text:span>cOS operating system the software installer states that is in a “shallow” state. Unfortunately this does not seem to trigger an error message but still several of the required libraries will not have been installed. Commonly, the compilation of our graphics library, respectively DISCUS_SUITE itself will trigger an error message related to a missing “*X*” library. If you encounter this error, please step into the installation directory and run the preparatory script <text:span text:style-name="T136">prepare_macos.sh</text:span>. Once its finished scroll back to the beginning, and you should see a message that “brew” is “shallow” and a command line how to “unshallow” brew. Please copy this line into your terminal and execute this line. Thereafter, run the <text:span text:style-name="T136">prepare_macos.sh</text:span> script and finally go back to the home directory and run the main installation script. </text:p>
      <text:p text:style-name="P59"><text:s/></text:p>
      <text:p text:style-name="P59"/>
      <text:p text:style-name="P97"><text:span text:style-name="T101">0</text:span><text:span text:style-name="T100">.</text:span><text:span text:style-name="T103">2</text:span><text:span text:style-name="T100"> </text:span><text:span text:style-name="T102">Rare (?)</text:span><text:span text:style-name="T101"> glitches</text:span></text:p>
      <text:p text:style-name="P48"/>
      <text:p text:style-name="P88"><text:span text:style-name="T99">O</text:span><text:span text:style-name="T96">n older versions of the MacOS operating systems (prior to 10.13?) the installation of the Java and JavaRuntimeEnvironment (JRE) seems to fail, with an error message that the archive is too old / has expired. The only effect on discus is that you will not be able to plot a structure directly from the discus plot menu. Instead, write a cif file and use other available software to plot the structure.</text:span></text:p>
      <text:p text:style-name="P49"/>
      <text:p text:style-name="P50">I have encountered one case, where there was no directory “/usr/local/Cellar”. I thought this should have been standard. I am not sure to which folder optional programs and libraries will be installed if this is missing. A careful fix might be to create this folder. Warning, I do not know what effect it might have on other program/applications.<text:line-break/></text:p>
      <text:p text:style-name="P89"><text:span text:style-name="T104"><text:tab/></text:span><text:span text:style-name="T139">sudo mkdir /usr/local/Cellar</text:span></text:p>
      <text:p text:style-name="P50"/>
      <text:p text:style-name="P50">Try the discus installation again.</text:p>
      <text:p text:style-name="P49"/>
      <text:p text:style-name="P94"/>
      <text:p text:style-name="P26"><text:span text:style-name="T110">1. Detailed </text:span>Preparation:</text:p>
      <text:p text:style-name="P12">The compilation requires several libraries, especially their development versions, not all of them may be installed automatically. </text:p>
      <text:p text:style-name="P12"/>
      <text:p text:style-name="P81"><text:span text:style-name="T90">Currently these are </text:span><text:span text:style-name="T88">Xcode, </text:span><text:span text:style-name="T90">Command <text:s/>Line Tools,</text:span><text:span text:style-name="T88"> Xquartz, Homebrew, </text:span><text:span text:style-name="T90">gcc, cmake , libpng and ghosscript. The installation file currently DIFFUSE_INSTALL-v</text:span><text:span text:style-name="T91">6</text:span><text:span text:style-name="T90">.</text:span><text:span text:style-name="T91">0</text:span><text:span text:style-name="T95">8</text:span><text:span text:style-name="T90">.</text:span><text:span text:style-name="T91">0</text:span><text:span text:style-name="T95">2</text:span><text:span text:style-name="T90">.tar.gz contains a shell script</text:span></text:p>
      <text:p text:style-name="P12"><text:tab/><text:span text:style-name="T86">prepare_m</text:span><text:span text:style-name="T84">acos.sh</text:span></text:p>
      <text:p text:style-name="P17">which will install all these packages. This step needs to be carried out only once. For later updates of the discus_suite you can skip this step.</text:p>
      <text:p text:style-name="P17"/>
      <text:p text:style-name="P17"/>
      <text:p text:style-name="P14">Open a terminal. Click on the magnifying glass and enter <text:span text:style-name="T45">terminal</text:span>.</text:p>
      <text:p text:style-name="P14"/>
      <text:p text:style-name="P82"><text:span text:style-name="T92">Copy the current DISCUS_</text:span><text:span text:style-name="T93">INSTALL-v</text:span><text:span text:style-name="T91">6.0</text:span><text:span text:style-name="T95">8</text:span><text:span text:style-name="T91">.0</text:span><text:span text:style-name="T95">2</text:span><text:span text:style-name="T92">.tar.gz to your home directory</text:span></text:p>
      <text:p text:style-name="P39"/>
      <text:p text:style-name="P82"><text:span text:style-name="T11"><text:tab/>cp Downloads/DISCUS_</text:span><text:span text:style-name="T12">INSTALL-v</text:span><text:span text:style-name="T13">6.0</text:span><text:span text:style-name="T21">8</text:span><text:span text:style-name="T13">.0</text:span><text:span text:style-name="T21">2</text:span><text:span text:style-name="T11">.tar.gz $HOME </text:span></text:p>
      <text:p text:style-name="P39"/>
      <text:p text:style-name="P37">If necessary adjust the source path...</text:p>
      <text:p text:style-name="P37"/>
      <text:p text:style-name="P37">Unpack this archive:</text:p>
      <text:p text:style-name="P37"/>
      <text:p text:style-name="P76"><text:tab/><text:span text:style-name="T29">cd $HOME</text:span></text:p>
      <text:p text:style-name="P76"><text:tab/>tar -zxf DISCUS_<text:span text:style-name="T59">INSTALL</text:span>.tar.gz</text:p>
      <text:p text:style-name="P5"/>
      <text:p text:style-name="P5">This will create a directory <text:span text:style-name="T30">called</text:span> <text:span text:style-name="T31">DI</text:span><text:span text:style-name="T32">FF</text:span><text:span text:style-name="T31">US</text:span><text:span text:style-name="T32">E</text:span><text:span text:style-name="T31">_INSTALL</text:span>. </text:p>
      <text:p text:style-name="P17">Execute the shell script:</text:p>
      <text:p text:style-name="P17"><text:tab/><text:span text:style-name="T87">prepare_m</text:span><text:span text:style-name="T70">acos.sh</text:span></text:p>
      <text:p text:style-name="P17">The installation will require administ<text:span text:style-name="T110">r</text:span>ator rights to install. <text:span text:style-name="T110">Once everything is installed, restart your computer to ensure that all processes are properly updated.</text:span></text:p>
      <text:p text:style-name="P17"/>
      <text:p text:style-name="P18">If this step worked fine, jump to the section <text:span text:style-name="T25">2. One touch installation</text:span>. <text:span text:style-name="T111">Otherwise see the section on further details. </text:span></text:p>
      <text:p text:style-name="P18"/>
      <text:p text:style-name="P19"/>
      <text:p text:style-name="P73"/>
      <text:p text:style-name="P96"><text:span text:style-name="T27">2. </text:span><text:span text:style-name="T26">One touch</text:span><text:span text:style-name="T25"> </text:span><text:span text:style-name="T26">i</text:span><text:span text:style-name="T25">nstallation</text:span> </text:p>
      <text:p text:style-name="P4"/>
      <text:p text:style-name="P13">Open a terminal. Click on the magnifying glass and enter <text:span text:style-name="T45">terminal</text:span>.</text:p>
      <text:p text:style-name="P13"/>
      <text:p text:style-name="P83"><text:span text:style-name="T92">Copy the current DISCUS_</text:span><text:span text:style-name="T93">INSTALL-v</text:span><text:span text:style-name="T91">6</text:span><text:span text:style-name="T93">.</text:span><text:span text:style-name="T91">0</text:span><text:span text:style-name="T94">5</text:span><text:span text:style-name="T93">.</text:span><text:span text:style-name="T91">00</text:span><text:span text:style-name="T92">.tar.gz to your home directory</text:span></text:p>
      <text:p text:style-name="P32"/>
      <text:p text:style-name="P83"><text:span text:style-name="T11"><text:tab/>cp Downloads/DISCUS_</text:span><text:span text:style-name="T12">INSTALL-v.</text:span><text:span text:style-name="T13">6</text:span><text:span text:style-name="T12">.</text:span><text:span text:style-name="T13">0</text:span><text:span text:style-name="T16">5</text:span><text:span text:style-name="T12">.</text:span><text:span text:style-name="T13">00</text:span><text:span text:style-name="T11">.tar.gz $HOME </text:span></text:p>
      <text:p text:style-name="P32"/>
      <text:p text:style-name="P33">If necessary adjust the source path...</text:p>
      <text:p text:style-name="P33"/>
      <text:p text:style-name="P33">Unpack this archive:</text:p>
      <text:p text:style-name="P33"/>
      <text:p text:style-name="P75"><text:tab/><text:span text:style-name="T29">cd $HOME</text:span></text:p>
      <text:p text:style-name="P83"><text:span text:style-name="T14"><text:tab/>tar -zxf DISCUS_</text:span><text:span text:style-name="T15">INSTALL-v.</text:span><text:span text:style-name="T13">6</text:span><text:span text:style-name="T15">.</text:span><text:span text:style-name="T13">0</text:span><text:span text:style-name="T16">5</text:span><text:span text:style-name="T15">.</text:span><text:span text:style-name="T13">00</text:span><text:span text:style-name="T14">.tar.gz</text:span></text:p>
      <text:p text:style-name="P4"/>
      <text:p text:style-name="P4">This will create a directory <text:span text:style-name="T30">called</text:span> <text:span text:style-name="T31">DI</text:span><text:span text:style-name="T32">FF</text:span><text:span text:style-name="T31">US</text:span><text:span text:style-name="T32">E</text:span><text:span text:style-name="T31">_INSTALL</text:span>. </text:p>
      <text:p text:style-name="P4">Copy the current source code archive into this directory</text:p>
      <text:p text:style-name="P6">The archive is called DiffuseCode-<text:span text:style-name="T115">v</text:span>V.M.P.tar.gz, where V.M.P stands for the major Version, the Minor version and the Patch numbers, currently 6.0<text:span text:style-name="T135">5</text:span>.00</text:p>
      <text:p text:style-name="P4"/>
      <text:p text:style-name="P74"><text:tab/>cd $HOME/DI<text:span text:style-name="T33">FF</text:span>US<text:span text:style-name="T33">E</text:span>_INSTALL </text:p>
      <text:p text:style-name="P74"><text:tab/>cp Downloads/D<text:span text:style-name="T34">iffuseCode-v6.0</text:span><text:span text:style-name="T135">5</text:span><text:span text:style-name="T34">.00</text:span>.tar.gz . </text:p>
      <text:p text:style-name="P33"/>
      <text:p text:style-name="P31">2.1 Preparation</text:p>
      <text:p text:style-name="P43"><text:span text:style-name="T114">If the steps in </text:span><text:span text:style-name="T28">1. Preparation</text:span><text:span text:style-name="T114"> were done, you can skip this paragraph. </text:span>We will need a <text:span text:style-name="T62">C and Fortran </text:span>compiler, the PGPLOT plotting library, the PNG library and the cmake program to build large projects. <text:s/>To install <text:span text:style-name="T62">all </text:span>these packages once, run the shell script <text:span text:style-name="T45">macos_brew_discus_suite_pgplot.sh</text:span>. For future updates of the DISCUS_SUITE you will not have to repeat this step. <text:span text:style-name="T60">Install all of these packages: </text:span></text:p>
      <text:p text:style-name="P34"/>
      <text:p text:style-name="P35"><text:tab/><text:span text:style-name="T10">cd $HOME/DIFFUSE_INSTALL</text:span></text:p>
      <text:p text:style-name="P35"><text:span text:style-name="T10"><text:tab/></text:span><text:span text:style-name="T8">.</text:span><text:span text:style-name="T7">/</text:span><text:span text:style-name="T22">prepare_</text:span><text:span text:style-name="T9">macos</text:span><text:span text:style-name="T6">.sh</text:span></text:p>
      <text:p text:style-name="P34"/>
      <text:p text:style-name="P42">As some steps in this macro require administrator privileges please run this from an administrator account. <text:span text:style-name="T114">Once the installation is done, restart your computer.</text:span></text:p>
      <text:p text:style-name="P36"/>
      <text:p text:style-name="P36"/>
      <text:p text:style-name="P31">2.2 DISCUS Installation</text:p>
      <text:p text:style-name="P36">Install <text:span text:style-name="T61">the DISCUS_SUITE itself </text:span>by running the shell script <text:span text:style-name="T30">install_discus_suite</text:span>.sh:</text:p>
      <text:p text:style-name="P33"/>
      <text:p text:style-name="P83"><text:span text:style-name="T105"><text:tab/></text:span><text:span text:style-name="T17">sudo .</text:span><text:span text:style-name="T11">/</text:span><text:span text:style-name="T18">install_discus_suite</text:span><text:span text:style-name="T14">.sh <text:s text:c="2"/></text:span><text:span text:style-name="T19">DiffuseCode-</text:span><text:span text:style-name="T20">v</text:span><text:span text:style-name="T19">6.0</text:span><text:span text:style-name="T16">5</text:span><text:span text:style-name="T19">.00.tar.gz</text:span></text:p>
      <text:p text:style-name="P33"/>
      <text:p text:style-name="P40">or alternatively </text:p>
      <text:p text:style-name="P40"/>
      <text:p text:style-name="P86"><text:span text:style-name="T106"><text:tab/></text:span><text:span text:style-name="T17">.</text:span><text:span text:style-name="T11">/</text:span><text:span text:style-name="T18">install_discus_suite</text:span><text:span text:style-name="T14">.sh <text:s text:c="2"/></text:span><text:span text:style-name="T19">DiffuseCode-</text:span><text:span text:style-name="T20">v</text:span><text:span text:style-name="T19">6.0</text:span><text:span text:style-name="T16">5</text:span><text:span text:style-name="T19">.00.tar.gz</text:span></text:p>
      <text:p text:style-name="P40"/>
      <text:p text:style-name="P41"><text:span text:style-name="T112">If run with sudo t</text:span>he install_discus_suite.sh script will<text:span text:style-name="T35"> place </text:span><text:span text:style-name="T36">the </text:span><text:span text:style-name="T38">compiled programs into </text:span><text:span text:style-name="T75">/usr</text:span><text:span text:style-name="T81">/</text:span><text:span text:style-name="T75">local/bin</text:span><text:span text:style-name="T38"> and they will be available to all users of the MAC, if run without sudo the programs will be in </text:span><text:span text:style-name="T75">$HOME/bin</text:span><text:span text:style-name="T38"> as a private installation.</text:span></text:p>
      <text:p text:style-name="P51"/>
      <text:p text:style-name="P3"><text:soft-page-break/>Feel free to adjust paths. <text:span text:style-name="T112">Once the installation is finished, please check the file </text:span><text:span text:style-name="T82">$HOME/.profile.local</text:span><text:span text:style-name="T112">. Due to MAC specifics, there might be multiple lines within thus file. Please remove any multiple occurrences of a line. Close the terminal to ensure that all paths are set properly. At a new terminal you should be able to run the suite with the command </text:span></text:p>
      <text:p text:style-name="P3"/>
      <text:p text:style-name="P3"><text:tab/><text:span text:style-name="T82">discus_suite</text:span></text:p>
      <text:p text:style-name="P3"/>
      <text:p text:style-name="P21">Enjoy!</text:p>
      <text:p text:style-name="P2"/>
      <text:p text:style-name="P27"/>
      <text:p text:style-name="P92"><text:span text:style-name="T113">3. </text:span>JMO<text:span text:style-name="T66">L</text:span> Installation</text:p>
      <text:p text:style-name="P63"/>
      <text:p text:style-name="P66">The discus_suite has build in capabilities to plot a crystal structure interactively. For this the program jmol which is a java program is used. Compared to other CIF file viewers it is super fast. If you want to use these ca<text:span text:style-name="T67">pa</text:span>bilities please:</text:p>
      <text:p text:style-name="P64"/>
      <text:p text:style-name="P69">Go to AdoptopenJDK </text:p>
      <text:p text:style-name="P69"><text:tab/><text:a xlink:type="simple" xlink:href="https://adoptopenjdk.net/" text:style-name="Internet_20_link" text:visited-style-name="Visited_20_Internet_20_Link"><text:span text:style-name="T70">https://adoptopenjdk.net</text:span></text:a></text:p>
      <text:p text:style-name="P69"/>
      <text:p text:style-name="P69"><text:s/>Choose and download OpenJDK11. This will download the file </text:p>
      <text:p text:style-name="P69"><text:tab/><text:span text:style-name="T70">OpenJDK13U-jdk_x64_mac_hotspot_11.0.4.pkg</text:span></text:p>
      <text:p text:style-name="P69"/>
      <text:p text:style-name="P69">Or a similar ver<text:span text:style-name="T109">s</text:span>ion wit slightly different version numbers. Once the file download is complete, click on the package file to start the installation. Follow the on-screen instructions</text:p>
      <text:p text:style-name="P69"/>
      <text:p text:style-name="P69"/>
      <text:p text:style-name="P64">Download Jmol from </text:p>
      <text:p text:style-name="P64"><text:tab/><text:a xlink:type="simple" xlink:href="http://jmol.sourceforge.net/download/" text:style-name="Internet_20_link" text:visited-style-name="Visited_20_Internet_20_Link"><text:span text:style-name="T45">http://jmol.sourceforge.net/download/</text:span></text:a></text:p>
      <text:p text:style-name="P64"/>
      <text:p text:style-name="P64">follow the Download link. <text:span text:style-name="T67">Select a binary, either as zip or tar file. This </text:span>should start an automatic download of a MAC installation file. <text:span text:style-name="T65">Upon your download check if the archive has been unpacked automatically, if not unpack the archive and you should have in your Downloads directory a directory called</text:span></text:p>
      <text:p text:style-name="P64"><text:tab/><text:span text:style-name="T45">Downloads/jmol-14.29.</text:span><text:span text:style-name="T49">54</text:span></text:p>
      <text:p text:style-name="P64"/>
      <text:p text:style-name="P66">The exact name will of course depend on the jmol version that you download. <text:span text:style-name="T113">Please leave the jmol directory at this place.</text:span></text:p>
      <text:p text:style-name="P65"><text:span text:style-name="T65">G</text:span>o to the DIFFUSE_INSTALL directory</text:p>
      <text:p text:style-name="P65"/>
      <text:p text:style-name="P65"><text:tab/><text:span text:style-name="T45">cd $HOME/DIFFUSE_INSTALL</text:span></text:p>
      <text:p text:style-name="P65"/>
      <text:p text:style-name="P65">run the <text:span text:style-name="T45">jmol preparation</text:span> script</text:p>
      <text:p text:style-name="P65"/>
      <text:p text:style-name="P65"><text:tab/><text:span text:style-name="T45">./jmol_prepare.sh <text:s text:c="2"/>jmol-14.29.</text:span><text:span text:style-name="T50">54</text:span></text:p>
      <text:p text:style-name="P65"/>
      <text:p text:style-name="P65">Make sure that the parameter to the script is the name of the jmol installation that you downloaded into Downloads and that the jmol directory is in the Downloads folder. <text:span text:style-name="T65">The script will create a folder JMOL in your home directory and copy the jmol run script into /usr/l</text:span><text:span text:style-name="T37">ocal/bin</text:span></text:p>
      <text:p text:style-name="P47">As I cannot copy the Jmol.jar file into /usr/share/java (MAC does protect this directory rather strictly) the file Jmol.jar needs to be referenced via an environment variable. </text:p>
      <text:p text:style-name="P70"><text:span text:style-name="T35">The script looks for either of </text:span><text:span text:style-name="T64"><text:s/></text:span><text:span text:style-name="T47">.bashrc</text:span><text:span text:style-name="T64"> or </text:span><text:span text:style-name="T47">.bash_</text:span><text:span text:style-name="T45">login</text:span><text:span text:style-name="T64"> or </text:span><text:span text:style-name="T47">.bash_profile</text:span><text:span text:style-name="T64"> </text:span>or <text:span text:style-name="T45">.profile</text:span>. It will th<text:span text:style-name="T68">e</text:span>n add a line <text:span text:style-name="T47">sour</text:span><text:span text:style-name="T48">c</text:span><text:span text:style-name="T47">e $HOME/.profile.local </text:span><text:span text:style-name="T64">to the end of </text:span>the file <text:span text:style-name="T64">.bashrc, <text:s/>.bashrc_</text:span>login,<text:span text:style-name="T64"> .bashrc_profile or .profile. It furthermore adds a file </text:span><text:span text:style-name="T47">.profile.local</text:span><text:span text:style-name="T64"> to your home directory in which the environment variable JMOL_HOME and an abbreviation to start the jmol program are set.</text:span></text:p>
      <text:p text:style-name="P71"/>
      <text:p text:style-name="P71">Please check the file $HOME/.profile.local with a suitable editor and remove double lines. <text:span text:style-name="T113">Close the terminal and open a new one or run the file .profile.local:</text:span></text:p>
      <text:p text:style-name="P71"><text:tab/><text:span text:style-name="T83">source $HOME/.profile.local</text:span></text:p>
      <text:p text:style-name="P71"/>
      <text:p text:style-name="P67">If you now open a new terminal, the command jmol should start the Jmol program. If this works, <text:soft-page-break/>the following discus_suite macro will successfully display <text:span text:style-name="T114">a dummy test structure. </text:span></text:p>
      <text:p text:style-name="P67"/>
      <text:p text:style-name="P72">discus</text:p>
      <text:p text:style-name="P72">read</text:p>
      <text:p text:style-name="P72">free</text:p>
      <text:p text:style-name="P72">insert Si, 0.0, 0.0, 0.0, <text:s/>0.1</text:p>
      <text:p text:style-name="P72">insert Si, 2.0, 0.0, 0.0, <text:s/>0.1</text:p>
      <text:p text:style-name="P72">insert Si, 0.0, 2.0, 0.0, <text:s/>0.1</text:p>
      <text:p text:style-name="P72">insert Si, 0.0, 0.0, 2.0, <text:s/>0.1</text:p>
      <text:p text:style-name="P68">plot</text:p>
      <text:p text:style-name="P67"><text:s text:c="2"/>program jmol</text:p>
      <text:p text:style-name="P67"><text:s text:c="2"/>outfile <text:s text:c="2"/><text:span text:style-name="T114">dummy_plot</text:span>.cif</text:p>
      <text:p text:style-name="P67"><text:s text:c="2"/>select all</text:p>
      <text:p text:style-name="P67"><text:s text:c="2"/>run plot:inter</text:p>
      <text:p text:style-name="P67">exit</text:p>
      <text:p text:style-name="P72">exit</text:p>
      <text:p text:style-name="P18"/>
      <text:p text:style-name="P29"/>
      <text:p text:style-name="P93"><text:span text:style-name="T113">4.</text:span> Details on preparatory installation procedures</text:p>
      <text:p text:style-name="P18">If you desire to learn more about the packages that were installed, a<text:span text:style-name="T69"> good guide is at :</text:span></text:p>
      <text:p text:style-name="P15"><text:tab/><text:span text:style-name="T70">https://www.moncefbelyamani.com/how-to-install-xcode-homebrew-git-rvm-ruby-on-mac/</text:span></text:p>
      <text:p text:style-name="P15"/>
      <text:p text:style-name="P15"><text:span text:style-name="T25">Xcode</text:span>:</text:p>
      <text:p text:style-name="P15"><text:span text:style-name="T110">XCode in combination with the Command Line Tools adds a lot of developer packages to your MAC. To install manually, s</text:span>tart a terminal window. If you do not have a terminal icon, you can find it via Spotlight. Start </text:p>
      <text:p text:style-name="P15"><text:tab/>Command-Space </text:p>
      <text:p text:style-name="P15"><text:span text:style-name="T110">t</text:span>ype terminal, once it appears select it and press return to start the terminal. Within the terminal type</text:p>
      <text:p text:style-name="P78"><text:tab/>xcode-select <text:s/>--install</text:p>
      <text:p text:style-name="P15"/>
      <text:p text:style-name="P15">A pop up should open, follow the instructions to “Install”.</text:p>
      <text:p text:style-name="P15"/>
      <text:p text:style-name="P28">Command Line Tools:</text:p>
      <text:p text:style-name="P16">The Command Line Tools will build a lot of development tools that will come in handy. To install, run the previous command again and follow the instructions that pop up:</text:p>
      <text:p text:style-name="P78"><text:tab/>xcode-select <text:s/>--install</text:p>
      <text:p text:style-name="P15"/>
      <text:p text:style-name="P16">Homebrew:</text:p>
      <text:p text:style-name="P16">This is a package manager that lets you install many useful tools:</text:p>
      <text:p text:style-name="P16">Type in a single line:</text:p>
      <text:p text:style-name="P80"><text:span text:style-name="T89"><text:tab/></text:span><text:span text:style-name="Source_20_Text"><text:span text:style-name="T71">ruby -e "$(curl -fsSL https://raw.githubusercontent.com/Homebrew/install/master/install)"</text:span></text:span></text:p>
      <text:p text:style-name="P18"/>
      <text:p text:style-name="P18">XQuartz</text:p>
      <text:p text:style-name="P18">XQuartz brings the “X11” Window system to your MAC. <text:s/>The graphics part of the discus_suite uses this window system to display images and graphs. Once homebrew is installed install the XQuartz package with</text:p>
      <text:p text:style-name="P18"><text:tab/>brew cask install xquartz</text:p>
      <text:p text:style-name="P18"/>
      <text:p text:style-name="P18">Compilers, libraries</text:p>
      <text:p text:style-name="P18">As the discus_suite will be compiled from the source code, we need of course a compiler, and some libraries which are often not installed by default.</text:p>
      <text:p text:style-name="P18"/>
      <text:p text:style-name="P18">gcc</text:p>
      <text:p text:style-name="P18">The gcc GnuCompilerSuite provides the C and fortran compilers needed.</text:p>
      <text:p text:style-name="P18">cmake</text:p>
      <text:p text:style-name="P18">This is a nice package to handle the compilation of large source code projects. </text:p>
      <text:p text:style-name="P18">libpng</text:p>
      <text:p text:style-name="P18">The graphics within the suite can write images in the “png” file format.</text:p>
      <text:p text:style-name="P18">ghostscript</text:p>
      <text:p text:style-name="P18">Allows you to handle PostScript files and convert these to many other formats.</text:p>
      <text:p text:style-name="P18"/>
      <text:p text:style-name="P30"/>
      <text:p text:style-name="P91"><text:span text:style-name="T113">5. Individual manual </text:span>Installation:</text:p>
      <text:p text:style-name="P2"/>
      <text:p text:style-name="P7">Download the latest source code archive from GitHUB at:</text:p>
      <text:p text:style-name="P7">github.com/tproffen/DiffuseCode/releases</text:p>
      <text:p text:style-name="P7">The archive is called DiffuseCode-V.M.P.tar.gz, where V.M.P stands for the major Version, the Minor version and the Patch numbers, currently 5.<text:span text:style-name="T5">29</text:span>.<text:span text:style-name="T63">1</text:span></text:p>
      <text:p text:style-name="P8"><text:span text:style-name="T23">C</text:span>opy the source code archive to a suitable directory and unpack:</text:p>
      <text:p text:style-name="P2"/>
      <text:p text:style-name="P77">mkdir -p $HOME/develop</text:p>
      <text:p text:style-name="P77">cp D<text:span text:style-name="T23">iffuseCode-5.29.0</text:span>.tar.gz $HOME/develop</text:p>
      <text:p text:style-name="P77">cd $HOME/develop</text:p>
      <text:p text:style-name="P77">tar -zxf <text:s/>D<text:span text:style-name="T23">iffuseCode-5.29.0</text:span>.tar.gz</text:p>
      <text:p text:style-name="P2"/>
      <text:p text:style-name="P2">create a „build“ directory, and change to build directory:</text:p>
      <text:p text:style-name="P2"/>
      <text:p text:style-name="P77">mkdir -p $HOME/develop/DiffuseBuild</text:p>
      <text:p text:style-name="P77">cd $HOME/develop/DiffuseBuild</text:p>
      <text:p text:style-name="P2"/>
      <text:p text:style-name="P2">execute ccmake with source code directory as parameter.</text:p>
      <text:p text:style-name="P2">ccmake should open a graphical interface:</text:p>
      <text:p text:style-name="P2"/>
      <text:p text:style-name="P77">ccmake ../DiffuseCode-<text:span text:style-name="T1">5.29.1/</text:span></text:p>
      <text:p text:style-name="P2"/>
      <text:p text:style-name="P2">ccmake operates mostly via one letter commands, the main are:</text:p>
      <text:p text:style-name="P2">c<text:tab/>for configure</text:p>
      <text:p text:style-name="P2">e<text:tab/>exit the message screen</text:p>
      <text:p text:style-name="P2">g<text:tab/>to generate the make files and exit ccmake </text:p>
      <text:p text:style-name="P2"/>
      <text:p text:style-name="P2">In ccmake toggle OFF the options:</text:p>
      <text:p text:style-name="P2">DIFFUSE_PYTHON, DISCUS_CUDA, DISCUS_NEXUS, DISCUS_OMP</text:p>
      <text:p text:style-name="P2"/>
      <text:p text:style-name="P9">In ccmake toggle <text:span text:style-name="T1">ON</text:span> the options:</text:p>
      <text:p text:style-name="P9">DIFFEV_MPI</text:p>
      <text:p text:style-name="P9"/>
      <text:p text:style-name="P2">press „t“ to toggle to advanced mode. Go down with cursor and inspect pgplot settings</text:p>
      <text:p text:style-name="P2">they should point to the directory in which the pgplot library is found:</text:p>
      <text:p text:style-name="P2">/usr/local/pgplot OR may be: /usr/local/lib64/pgplot <text:s/></text:p>
      <text:p text:style-name="P2"/>
      <text:p text:style-name="P10">The pgplot library need at least the following files in this directory:</text:p>
      <text:p text:style-name="P10">grfont.dat</text:p>
      <text:p text:style-name="P10">libcpgplot.a <text:s/>or libpgplot.so</text:p>
      <text:p text:style-name="P10">libpgplot.a or libpgplot.so</text:p>
      <text:p text:style-name="P10">pgxwin_server</text:p>
      <text:p text:style-name="P10">Especially if you use a pgplot installation provided by the <text:span text:style-name="T61">MACOS</text:span> system, these files might be in different directories. It might be best to create a directory </text:p>
      <text:p text:style-name="P10">/usr/local/pgplot</text:p>
      <text:p text:style-name="P10">and to copy these files into this directory or to create symbolic links within this directory that point to the actual files. <text:span text:style-name="T61">See the file </text:span><text:span text:style-name="T46">macos_brew_discus_suite_pgplot.sh</text:span><text:span text:style-name="T61"> for a template for the symbolic link.</text:span></text:p>
      <text:p text:style-name="P10"/>
      <text:p text:style-name="P2"><text:soft-page-break/></text:p>
      <text:p text:style-name="P2">To edit an entry <text:span text:style-name="T24">within ccmake </text:span>hit the „Enter key“ then type or change text.</text:p>
      <text:p text:style-name="P2"/>
      <text:p text:style-name="P2">ccmake wants an entry for „CMAKE_BUILD_TYPE“, edit this field ad leave it blank.</text:p>
      <text:p text:style-name="P2"/>
      <text:p text:style-name="P2">Once done hit „c“ to configure ccmake</text:p>
      <text:p text:style-name="P2">You will get an info screen with hopefully no error messages.</text:p>
      <text:p text:style-name="P2">If errors are listed, type „e“ and then „q“ and fix the error</text:p>
      <text:p text:style-name="P2"/>
      <text:p text:style-name="P2">If no errors occur hit „e“ to leave the info screen</text:p>
      <text:p text:style-name="P2">Hit „g“ to generate the actual make files and to exit ccmake</text:p>
      <text:p text:style-name="P2"/>
      <text:p text:style-name="P2">then you need to compile the program, type without options</text:p>
      <text:p text:style-name="P2"/>
      <text:p text:style-name="P77">make</text:p>
      <text:p text:style-name="P2"/>
      <text:p text:style-name="P2">If this worked out without error messages you can install DISCUS, DIFFEV etc.</text:p>
      <text:p text:style-name="P2">Our default installation directory is /usr/local/bin thus you can:</text:p>
      <text:p text:style-name="P2"/>
      <text:p text:style-name="P77"><text:tab/>sudo make install</text:p>
      <text:p text:style-name="P2"/>
      <text:p text:style-name="P2">To clean up type </text:p>
      <text:p text:style-name="P2"/>
      <text:p text:style-name="P2"><text:span text:style-name="T6"><text:tab/>make clean</text:span> </text:p>
      <text:p text:style-name="P2"/>
      <text:p text:style-name="P2">for the on-line help to work, a couple of environment variables should be set:</text:p>
      <text:p text:style-name="P2"/>
      <text:p text:style-name="P2">PGPLOT_DIR=“/usr/local/pgplot“; export PGPLOT_DIR</text:p>
      <text:p text:style-name="P2">PGPLOT_DEV=“/XSERVE“; export PGPLOT_DEV</text:p>
      <text:p text:style-name="P11">PGPLOT_<text:span text:style-name="T57">FONT</text:span>=“/<text:span text:style-name="T57">usr/local/pgplot/grfont.dat</text:span>“; export PGPLOT_<text:span text:style-name="T57">FONT</text:span></text:p>
      <text:p text:style-name="P11"/>
      <text:p text:style-name="P11">define these within $HOME/.bashrc.local if a „bash“ is used.</text:p>
      <text:p text:style-name="P2"/>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630b1"/>
    </style:style>
    <style:style style:name="MT1" style:family="text">
      <style:text-properties officeooo:rsid="001630b1"/>
    </style:style>
    <style:style style:name="MT2" style:family="text">
      <style:text-properties officeooo:rsid="0032cc6d"/>
    </style:style>
    <style:style style:name="MT3" style:family="text">
      <style:text-properties officeooo:rsid="004b2464"/>
    </style:style>
    <style:style style:name="MT4" style:family="text">
      <style:text-properties officeooo:rsid="0056e3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scus Installation </text:span><text:span text:style-name="MT2">MACOS</text:span><text:span text:style-name="MT1">; Version </text:span><text:span text:style-name="MT3">6</text:span><text:span text:style-name="MT1">.</text:span><text:span text:style-name="MT3">0</text:span><text:span text:style-name="MT4">9</text:span><text:span text:style-name="MT1"><text:tab/></text:span><text:span text:style-name="MT1"><text:page-number text:select-page="current">1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15T09:47:25</meta:creation-date>
    <dc:date>2022-03-08T10:22:04.791482257</dc:date>
    <meta:editing-duration>P1DT7H22M58S</meta:editing-duration>
    <meta:editing-cycles>65</meta:editing-cycles>
    <meta:generator>LibreOffice/6.4.7.2$Linux_X86_64 LibreOffice_project/40$Build-2</meta:generator>
    <dc:creator>Reinhard Neder</dc:creator>
    <meta:document-statistic meta:table-count="0" meta:image-count="0" meta:object-count="0" meta:page-count="11" meta:paragraph-count="211" meta:word-count="2335" meta:character-count="15566" meta:non-whitespace-character-count="13313"/>
  </office:meta>
</office:document-meta>
</file>